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Microsoft New Tai Lue1" svg:font-family="'Microsoft New Tai Lue'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Microsoft New Tai Lue" svg:font-family="'Microsoft New Tai Lu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New Tai Lue2" svg:font-family="'Microsoft New Tai Lue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102cm" fo:margin-left="0.323cm" table:align="left" style:writing-mode="lr-tb"/>
    </style:style>
    <style:style style:name="Tabela1.A" style:family="table-column">
      <style:table-column-properties style:column-width="10.626cm"/>
    </style:style>
    <style:style style:name="Tabela1.B" style:family="table-column">
      <style:table-column-properties style:column-width="2.387cm"/>
    </style:style>
    <style:style style:name="Tabela1.C" style:family="table-column">
      <style:table-column-properties style:column-width="2.09cm"/>
    </style:style>
    <style:style style:name="Tabela1.1" style:family="table-row">
      <style:table-row-properties style:row-height="0.42cm" fo:keep-together="auto"/>
    </style:style>
    <style:style style:name="Tabela1.A1" style:family="table-cell">
      <style:table-cell-properties fo:padding-left="0.191cm" fo:padding-right="0.191cm" fo:padding-top="0cm" fo:padding-bottom="0cm" fo:border-left="0.5pt solid #000001" fo:border-right="0.5pt solid #000001" fo:border-top="0.5pt solid #000001" fo:border-bottom="none"/>
    </style:style>
    <style:style style:name="Tabela1.B1" style:family="table-cell">
      <style:table-cell-properties fo:padding-left="0.191cm" fo:padding-right="0.191cm" fo:padding-top="0cm" fo:padding-bottom="0cm" fo:border="0.5pt solid #000001"/>
    </style:style>
    <style:style style:name="Tabela1.C1" style:family="table-cell">
      <style:table-cell-properties fo:padding-left="0.191cm" fo:padding-right="0.191cm" fo:padding-top="0cm" fo:padding-bottom="0cm" fo:border-left="0.5pt solid #000001" fo:border-right="0.35pt solid #000001" fo:border-top="0.5pt solid #000001" fo:border-bottom="0.5pt solid #000001"/>
    </style:style>
    <style:style style:name="Tabela1.2" style:family="table-row">
      <style:table-row-properties style:row-height="0.416cm" fo:keep-together="auto"/>
    </style:style>
    <style:style style:name="Tabela1.A2" style:family="table-cell">
      <style:table-cell-properties fo:padding-left="0.191cm" fo:padding-right="0.191cm" fo:padding-top="0cm" fo:padding-bottom="0cm" fo:border-left="0.5pt solid #000001" fo:border-right="0.5pt solid #000001" fo:border-top="none" fo:border-bottom="0.35pt solid #000001"/>
    </style:style>
    <style:style style:name="Tabela1.B2" style:family="table-cell">
      <style:table-cell-properties fo:padding-left="0.191cm" fo:padding-right="0.191cm" fo:padding-top="0cm" fo:padding-bottom="0cm" fo:border-left="0.5pt solid #000001" fo:border-right="0.5pt solid #000001" fo:border-top="0.5pt solid #000001" fo:border-bottom="0.35pt solid #000001"/>
    </style:style>
    <style:style style:name="Tabela1.C2" style:family="table-cell">
      <style:table-cell-properties fo:padding-left="0.191cm" fo:padding-right="0.191cm" fo:padding-top="0cm" fo:padding-bottom="0cm" fo:border-left="0.5pt solid #000001" fo:border-right="0.35pt solid #000001" fo:border-top="0.5pt solid #000001" fo:border-bottom="0.35pt solid #000001"/>
    </style:style>
    <style:style style:name="Tabela2" style:family="table">
      <style:table-properties style:width="15.102cm" fo:margin-left="0.323cm" table:align="left" style:writing-mode="lr-tb"/>
    </style:style>
    <style:style style:name="Tabela2.A" style:family="table-column">
      <style:table-column-properties style:column-width="4.284cm"/>
    </style:style>
    <style:style style:name="Tabela2.B" style:family="table-column">
      <style:table-column-properties style:column-width="10.816cm"/>
    </style:style>
    <style:style style:name="Tabela2.1" style:family="table-row">
      <style:table-row-properties style:row-height="0.413cm" fo:keep-together="auto"/>
    </style:style>
    <style:style style:name="Tabela2.A1" style:family="table-cell">
      <style:table-cell-properties fo:background-color="#e6e6e6" fo:padding-left="0.191cm" fo:padding-right="0.191cm" fo:padding-top="0cm" fo:padding-bottom="0cm" fo:border-left="0.5pt solid #000001" fo:border-right="0.35pt solid #000001" fo:border-top="0.35pt solid #000001" fo:border-bottom="0.5pt solid #000001">
        <style:background-image/>
      </style:table-cell-properties>
    </style:style>
    <style:style style:name="Tabela2.2" style:family="table-row">
      <style:table-row-properties style:row-height="0.42cm" fo:keep-together="auto"/>
    </style:style>
    <style:style style:name="Tabela2.A2" style:family="table-cell">
      <style:table-cell-properties fo:padding-left="0.191cm" fo:padding-right="0.191cm" fo:padding-top="0cm" fo:padding-bottom="0cm" fo:border-left="0.5pt solid #000001" fo:border-right="0.35pt solid #000001" fo:border-top="0.5pt solid #000001" fo:border-bottom="0.5pt solid #000001"/>
    </style:style>
    <style:style style:name="Tabela2.B2" style:family="table-cell">
      <style:table-cell-properties fo:padding-left="0.191cm" fo:padding-right="0.191cm" fo:padding-top="0cm" fo:padding-bottom="0cm" fo:border-left="0.35pt solid #000001" fo:border-right="0.35pt solid #000001" fo:border-top="0.5pt solid #000001" fo:border-bottom="0.5pt solid #000001"/>
    </style:style>
    <style:style style:name="Tabela2.3" style:family="table-row">
      <style:table-row-properties style:row-height="0.416cm" fo:keep-together="auto"/>
    </style:style>
    <style:style style:name="Tabela2.A3" style:family="table-cell">
      <style:table-cell-properties fo:padding-left="0.191cm" fo:padding-right="0.191cm" fo:padding-top="0cm" fo:padding-bottom="0cm" fo:border-left="0.5pt solid #000001" fo:border-right="0.35pt solid #000001" fo:border-top="0.5pt solid #000001" fo:border-bottom="0.35pt solid #000001"/>
    </style:style>
    <style:style style:name="Tabela2.B3" style:family="table-cell">
      <style:table-cell-properties fo:padding-left="0.191cm" fo:padding-right="0.191cm" fo:padding-top="0cm" fo:padding-bottom="0cm" fo:border-left="0.35pt solid #000001" fo:border-right="0.35pt solid #000001" fo:border-top="0.5pt solid #000001" fo:border-bottom="0.35pt solid #000001"/>
    </style:style>
    <style:style style:name="Tabela2.A4" style:family="table-cell">
      <style:table-cell-properties fo:padding-left="0.191cm" fo:padding-right="0.191cm" fo:padding-top="0cm" fo:padding-bottom="0cm" fo:border-left="0.5pt solid #000001" fo:border-right="0.35pt solid #000001" fo:border-top="0.35pt solid #000001" fo:border-bottom="0.5pt solid #000001"/>
    </style:style>
    <style:style style:name="Tabela2.B4" style:family="table-cell">
      <style:table-cell-properties fo:padding-left="0.191cm" fo:padding-right="0.191cm" fo:padding-top="0cm" fo:padding-bottom="0cm" fo:border-left="0.35pt solid #000001" fo:border-right="0.35pt solid #000001" fo:border-top="0.35pt solid #000001" fo:border-bottom="0.5pt solid #000001"/>
    </style:style>
    <style:style style:name="Tabela2.5" style:family="table-row">
      <style:table-row-properties style:row-height="0.415cm" fo:keep-together="auto"/>
    </style:style>
    <style:style style:name="Tabela2.A5" style:family="table-cell">
      <style:table-cell-properties fo:padding-left="0.191cm" fo:padding-right="0.191cm" fo:padding-top="0cm" fo:padding-bottom="0cm" fo:border-left="0.5pt solid #000001" fo:border-right="0.35pt solid #000001" fo:border-top="0.5pt solid #000001" fo:border-bottom="none"/>
    </style:style>
    <style:style style:name="Tabela2.B5" style:family="table-cell">
      <style:table-cell-properties fo:padding-left="0.191cm" fo:padding-right="0.191cm" fo:padding-top="0cm" fo:padding-bottom="0cm" fo:border-left="0.35pt solid #000001" fo:border-right="0.35pt solid #000001" fo:border-top="0.5pt solid #000001" fo:border-bottom="0.5pt solid #000001"/>
    </style:style>
    <style:style style:name="Tabela2.A6" style:family="table-cell">
      <style:table-cell-properties fo:padding-left="0.191cm" fo:padding-right="0.191cm" fo:padding-top="0cm" fo:padding-bottom="0cm" fo:border-left="0.5pt solid #000001" fo:border-right="0.35pt solid #000001" fo:border-top="none" fo:border-bottom="none"/>
    </style:style>
    <style:style style:name="Tabela2.B6" style:family="table-cell">
      <style:table-cell-properties fo:padding-left="0.191cm" fo:padding-right="0.191cm" fo:padding-top="0cm" fo:padding-bottom="0cm" fo:border-left="0.35pt solid #000001" fo:border-right="0.35pt solid #000001" fo:border-top="0.5pt solid #000001" fo:border-bottom="0.5pt solid #000001"/>
    </style:style>
    <style:style style:name="Tabela2.A7" style:family="table-cell">
      <style:table-cell-properties fo:padding-left="0.191cm" fo:padding-right="0.191cm" fo:padding-top="0cm" fo:padding-bottom="0cm" fo:border-left="0.5pt solid #000001" fo:border-right="0.35pt solid #000001" fo:border-top="none" fo:border-bottom="0.35pt solid #000001"/>
    </style:style>
    <style:style style:name="Tabela2.B7" style:family="table-cell">
      <style:table-cell-properties fo:padding-left="0.191cm" fo:padding-right="0.191cm" fo:padding-top="0cm" fo:padding-bottom="0cm" fo:border-left="0.35pt solid #000001" fo:border-right="0.35pt solid #000001" fo:border-top="0.5pt solid #000001" fo:border-bottom="0.35pt solid #000001"/>
    </style:style>
    <style:style style:name="Tabela2.A8" style:family="table-cell">
      <style:table-cell-properties fo:padding-left="0.191cm" fo:padding-right="0.191cm" fo:padding-top="0cm" fo:padding-bottom="0cm" fo:border-left="0.5pt solid #000001" fo:border-right="0.35pt solid #000001" fo:border-top="0.35pt solid #000001" fo:border-bottom="0.5pt solid #000001"/>
    </style:style>
    <style:style style:name="Tabela2.B8" style:family="table-cell">
      <style:table-cell-properties fo:padding-left="0.191cm" fo:padding-right="0.191cm" fo:padding-top="0cm" fo:padding-bottom="0cm" fo:border-left="0.35pt solid #000001" fo:border-right="0.35pt solid #000001" fo:border-top="0.35pt solid #000001" fo:border-bottom="0.5pt solid #000001"/>
    </style:style>
    <style:style style:name="Tabela2.A9" style:family="table-cell">
      <style:table-cell-properties fo:padding-left="0.191cm" fo:padding-right="0.191cm" fo:padding-top="0cm" fo:padding-bottom="0cm" fo:border-left="0.5pt solid #000001" fo:border-right="0.35pt solid #000001" fo:border-top="0.5pt solid #000001" fo:border-bottom="0.5pt solid #000001"/>
    </style:style>
    <style:style style:name="Tabela2.B9" style:family="table-cell">
      <style:table-cell-properties fo:padding-left="0.191cm" fo:padding-right="0.191cm" fo:padding-top="0cm" fo:padding-bottom="0cm" fo:border-left="0.35pt solid #000001" fo:border-right="0.35pt solid #000001" fo:border-top="0.5pt solid #000001" fo:border-bottom="0.5pt solid #000001"/>
    </style:style>
    <style:style style:name="Tabela2.A10" style:family="table-cell">
      <style:table-cell-properties fo:padding-left="0.191cm" fo:padding-right="0.191cm" fo:padding-top="0cm" fo:padding-bottom="0cm" fo:border-left="0.5pt solid #000001" fo:border-right="0.35pt solid #000001" fo:border-top="0.5pt solid #000001" fo:border-bottom="0.35pt solid #000001"/>
    </style:style>
    <style:style style:name="Tabela2.B10" style:family="table-cell">
      <style:table-cell-properties fo:padding-left="0.191cm" fo:padding-right="0.191cm" fo:padding-top="0cm" fo:padding-bottom="0cm" fo:border-left="0.35pt solid #000001" fo:border-right="0.35pt solid #000001" fo:border-top="0.5pt solid #000001" fo:border-bottom="0.35pt solid #000001"/>
    </style:style>
    <style:style style:name="Tabela3" style:family="table">
      <style:table-properties style:width="15.102cm" fo:margin-left="0.323cm" table:align="left" style:writing-mode="lr-tb"/>
    </style:style>
    <style:style style:name="Tabela3.A" style:family="table-column">
      <style:table-column-properties style:column-width="10.626cm"/>
    </style:style>
    <style:style style:name="Tabela3.B" style:family="table-column">
      <style:table-column-properties style:column-width="2.387cm"/>
    </style:style>
    <style:style style:name="Tabela3.C" style:family="table-column">
      <style:table-column-properties style:column-width="2.09cm"/>
    </style:style>
    <style:style style:name="Tabela3.1" style:family="table-row">
      <style:table-row-properties style:row-height="0.42cm" fo:keep-together="auto"/>
    </style:style>
    <style:style style:name="Tabela3.A1" style:family="table-cell">
      <style:table-cell-properties fo:padding-left="0.191cm" fo:padding-right="0.191cm" fo:padding-top="0cm" fo:padding-bottom="0cm" fo:border-left="0.5pt solid #000001" fo:border-right="0.5pt solid #000001" fo:border-top="0.5pt solid #000001" fo:border-bottom="none"/>
    </style:style>
    <style:style style:name="Tabela3.B1" style:family="table-cell">
      <style:table-cell-properties fo:padding-left="0.191cm" fo:padding-right="0.191cm" fo:padding-top="0cm" fo:padding-bottom="0cm" fo:border="0.5pt solid #000001"/>
    </style:style>
    <style:style style:name="Tabela3.C1" style:family="table-cell">
      <style:table-cell-properties fo:padding-left="0.191cm" fo:padding-right="0.191cm" fo:padding-top="0cm" fo:padding-bottom="0cm" fo:border-left="0.5pt solid #000001" fo:border-right="0.35pt solid #000001" fo:border-top="0.5pt solid #000001" fo:border-bottom="0.5pt solid #000001"/>
    </style:style>
    <style:style style:name="Tabela3.2" style:family="table-row">
      <style:table-row-properties style:row-height="0.416cm" fo:keep-together="auto"/>
    </style:style>
    <style:style style:name="Tabela3.A2" style:family="table-cell">
      <style:table-cell-properties fo:padding-left="0.191cm" fo:padding-right="0.191cm" fo:padding-top="0cm" fo:padding-bottom="0cm" fo:border-left="0.5pt solid #000001" fo:border-right="0.5pt solid #000001" fo:border-top="none" fo:border-bottom="0.35pt solid #000001"/>
    </style:style>
    <style:style style:name="Tabela3.B2" style:family="table-cell">
      <style:table-cell-properties fo:padding-left="0.191cm" fo:padding-right="0.191cm" fo:padding-top="0cm" fo:padding-bottom="0cm" fo:border-left="0.5pt solid #000001" fo:border-right="0.5pt solid #000001" fo:border-top="0.5pt solid #000001" fo:border-bottom="0.35pt solid #000001"/>
    </style:style>
    <style:style style:name="Tabela3.C2" style:family="table-cell">
      <style:table-cell-properties fo:padding-left="0.191cm" fo:padding-right="0.191cm" fo:padding-top="0cm" fo:padding-bottom="0cm" fo:border-left="0.5pt solid #000001" fo:border-right="0.35pt solid #000001" fo:border-top="0.5pt solid #000001" fo:border-bottom="0.35pt solid #000001"/>
    </style:style>
    <style:style style:name="Tabela4" style:family="table">
      <style:table-properties style:width="15.102cm" fo:margin-left="0.323cm" table:align="left" style:writing-mode="lr-tb"/>
    </style:style>
    <style:style style:name="Tabela4.A" style:family="table-column">
      <style:table-column-properties style:column-width="7.551cm"/>
    </style:style>
    <style:style style:name="Tabela4.B" style:family="table-column">
      <style:table-column-properties style:column-width="7.549cm"/>
    </style:style>
    <style:style style:name="Tabela4.1" style:family="table-row">
      <style:table-row-properties style:row-height="0.413cm" fo:keep-together="auto"/>
    </style:style>
    <style:style style:name="Tabela4.A1" style:family="table-cell">
      <style:table-cell-properties fo:background-color="#e6e6e6" fo:padding-left="0.191cm" fo:padding-right="0.191cm" fo:padding-top="0cm" fo:padding-bottom="0cm" fo:border-left="0.5pt solid #000001" fo:border-right="0.35pt solid #000001" fo:border-top="0.35pt solid #000001" fo:border-bottom="0.5pt solid #000001">
        <style:background-image/>
      </style:table-cell-properties>
    </style:style>
    <style:style style:name="Tabela4.2" style:family="table-row">
      <style:table-row-properties style:row-height="2.023cm" fo:keep-together="auto"/>
    </style:style>
    <style:style style:name="Tabela4.A2" style:family="table-cell">
      <style:table-cell-properties fo:padding-left="0.191cm" fo:padding-right="0.191cm" fo:padding-top="0cm" fo:padding-bottom="0cm" fo:border="0.5pt solid #000001"/>
    </style:style>
    <style:style style:name="Tabela4.B2" style:family="table-cell">
      <style:table-cell-properties fo:padding-left="0.191cm" fo:padding-right="0.191cm" fo:padding-top="0cm" fo:padding-bottom="0cm" fo:border-left="0.5pt solid #000001" fo:border-right="0.35pt solid #000001" fo:border-top="0.5pt solid #000001" fo:border-bottom="0.5pt solid #000001"/>
    </style:style>
    <style:style style:name="Tabela4.3" style:family="table-row">
      <style:table-row-properties style:row-height="2.413cm" fo:keep-together="auto"/>
    </style:style>
    <style:style style:name="Tabela4.A3" style:family="table-cell">
      <style:table-cell-properties fo:padding-left="0.191cm" fo:padding-right="0.191cm" fo:padding-top="0cm" fo:padding-bottom="0cm" fo:border="0.5pt solid #000001"/>
    </style:style>
    <style:style style:name="Tabela4.B3" style:family="table-cell">
      <style:table-cell-properties fo:padding-left="0.191cm" fo:padding-right="0.191cm" fo:padding-top="0cm" fo:padding-bottom="0cm" fo:border-left="0.5pt solid #000001" fo:border-right="0.35pt solid #000001" fo:border-top="0.5pt solid #000001" fo:border-bottom="0.5pt solid #000001"/>
    </style:style>
    <style:style style:name="Tabela4.4" style:family="table-row">
      <style:table-row-properties style:row-height="0.427cm" fo:keep-together="auto"/>
    </style:style>
    <style:style style:name="Tabela4.A4" style:family="table-cell">
      <style:table-cell-properties fo:padding-left="0.191cm" fo:padding-right="0.191cm" fo:padding-top="0cm" fo:padding-bottom="0cm" fo:border-left="0.5pt solid #000001" fo:border-right="0.35pt solid #000001" fo:border-top="0.5pt solid #000001" fo:border-bottom="0.5pt solid #000001"/>
    </style:style>
    <style:style style:name="Tabela5" style:family="table">
      <style:table-properties style:width="15.104cm" fo:margin-left="0.323cm" table:align="left" style:writing-mode="lr-tb"/>
    </style:style>
    <style:style style:name="Tabela5.A" style:family="table-column">
      <style:table-column-properties style:column-width="2.348cm"/>
    </style:style>
    <style:style style:name="Tabela5.B" style:family="table-column">
      <style:table-column-properties style:column-width="6.592cm"/>
    </style:style>
    <style:style style:name="Tabela5.C" style:family="table-column">
      <style:table-column-properties style:column-width="2.148cm"/>
    </style:style>
    <style:style style:name="Tabela5.D" style:family="table-column">
      <style:table-column-properties style:column-width="2.226cm"/>
    </style:style>
    <style:style style:name="Tabela5.E" style:family="table-column">
      <style:table-column-properties style:column-width="1.79cm"/>
    </style:style>
    <style:style style:name="Tabela5.1" style:family="table-row">
      <style:table-row-properties style:row-height="0.416cm" fo:keep-together="auto"/>
    </style:style>
    <style:style style:name="Tabela5.A1" style:family="table-cell">
      <style:table-cell-properties fo:background-color="#e6e6e6" fo:padding-left="0.191cm" fo:padding-right="0.191cm" fo:padding-top="0cm" fo:padding-bottom="0cm" fo:border-left="0.5pt solid #000001" fo:border-right="0.35pt solid #000001" fo:border-top="0.35pt solid #000001" fo:border-bottom="0.5pt solid #000001">
        <style:background-image/>
      </style:table-cell-properties>
    </style:style>
    <style:style style:name="Tabela5.2" style:family="table-row">
      <style:table-row-properties style:row-height="0.427cm" fo:keep-together="auto"/>
    </style:style>
    <style:style style:name="Tabela5.A2" style:family="table-cell">
      <style:table-cell-properties fo:padding-left="0.191cm" fo:padding-right="0.191cm" fo:padding-top="0cm" fo:padding-bottom="0cm" fo:border="0.5pt solid #000001"/>
    </style:style>
    <style:style style:name="Tabela5.B2" style:family="table-cell">
      <style:table-cell-properties fo:padding-left="0.191cm" fo:padding-right="0.191cm" fo:padding-top="0cm" fo:padding-bottom="0cm" fo:border="0.5pt solid #000001"/>
    </style:style>
    <style:style style:name="Tabela5.C2" style:family="table-cell">
      <style:table-cell-properties fo:padding-left="0.191cm" fo:padding-right="0.191cm" fo:padding-top="0cm" fo:padding-bottom="0cm" fo:border="0.5pt solid #000001"/>
    </style:style>
    <style:style style:name="Tabela5.D2" style:family="table-cell">
      <style:table-cell-properties fo:padding-left="0.191cm" fo:padding-right="0.191cm" fo:padding-top="0cm" fo:padding-bottom="0cm" fo:border-left="0.5pt solid #000001" fo:border-right="0.35pt solid #000001" fo:border-top="0.5pt solid #000001" fo:border-bottom="0.5pt solid #000001"/>
    </style:style>
    <style:style style:name="Tabela5.E2" style:family="table-cell">
      <style:table-cell-properties fo:padding-left="0.191cm" fo:padding-right="0.191cm" fo:padding-top="0cm" fo:padding-bottom="0cm" fo:border-left="0.35pt solid #000001" fo:border-right="0.35pt solid #000001" fo:border-top="0.5pt solid #000001" fo:border-bottom="0.5pt solid #000001"/>
    </style:style>
    <style:style style:name="Tabela5.A3" style:family="table-cell">
      <style:table-cell-properties fo:padding-left="0.191cm" fo:padding-right="0.191cm" fo:padding-top="0cm" fo:padding-bottom="0cm" fo:border="0.5pt solid #000001"/>
    </style:style>
    <style:style style:name="Tabela5.B3" style:family="table-cell">
      <style:table-cell-properties fo:padding-left="0.191cm" fo:padding-right="0.191cm" fo:padding-top="0cm" fo:padding-bottom="0cm" fo:border="0.5pt solid #000001"/>
    </style:style>
    <style:style style:name="Tabela5.C3" style:family="table-cell">
      <style:table-cell-properties fo:padding-left="0.191cm" fo:padding-right="0.191cm" fo:padding-top="0cm" fo:padding-bottom="0cm" fo:border="0.5pt solid #000001"/>
    </style:style>
    <style:style style:name="Tabela5.D3" style:family="table-cell">
      <style:table-cell-properties fo:padding-left="0.191cm" fo:padding-right="0.191cm" fo:padding-top="0cm" fo:padding-bottom="0cm" fo:border-left="0.5pt solid #000001" fo:border-right="0.35pt solid #000001" fo:border-top="0.5pt solid #000001" fo:border-bottom="0.5pt solid #000001"/>
    </style:style>
    <style:style style:name="Tabela5.E3" style:family="table-cell">
      <style:table-cell-properties fo:padding-left="0.191cm" fo:padding-right="0.191cm" fo:padding-top="0cm" fo:padding-bottom="0cm" fo:border-left="0.35pt solid #000001" fo:border-right="0.35pt solid #000001" fo:border-top="0.5pt solid #000001" fo:border-bottom="0.5pt solid #000001"/>
    </style:style>
    <style:style style:name="Tabela5.A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ela5.B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ela5.C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ela5.D4" style:family="table-cell">
      <style:table-cell-properties fo:padding-left="0.191cm" fo:padding-right="0.191cm" fo:padding-top="0cm" fo:padding-bottom="0cm" fo:border-left="0.5pt solid #000001" fo:border-right="0.35pt solid #000001" fo:border-top="none" fo:border-bottom="0.5pt solid #000001"/>
    </style:style>
    <style:style style:name="Tabela5.E4" style:family="table-cell">
      <style:table-cell-properties fo:padding-left="0.191cm" fo:padding-right="0.191cm" fo:padding-top="0cm" fo:padding-bottom="0cm" fo:border-left="0.35pt solid #000001" fo:border-right="0.35pt solid #000001" fo:border-top="none" fo:border-bottom="0.5pt solid #000001"/>
    </style:style>
    <style:style style:name="Tabela5.A5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ela5.B5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ela5.C5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ela5.D5" style:family="table-cell">
      <style:table-cell-properties fo:padding-left="0.191cm" fo:padding-right="0.191cm" fo:padding-top="0cm" fo:padding-bottom="0cm" fo:border-left="0.5pt solid #000001" fo:border-right="0.35pt solid #000001" fo:border-top="none" fo:border-bottom="0.5pt solid #000001"/>
    </style:style>
    <style:style style:name="Tabela5.E5" style:family="table-cell">
      <style:table-cell-properties fo:padding-left="0.191cm" fo:padding-right="0.191cm" fo:padding-top="0cm" fo:padding-bottom="0cm" fo:border-left="0.35pt solid #000001" fo:border-right="0.35pt solid #000001" fo:border-top="none" fo:border-bottom="0.5pt solid #000001"/>
    </style:style>
    <style:style style:name="Tabela5.A6" style:family="table-cell">
      <style:table-cell-properties fo:padding-left="0.191cm" fo:padding-right="0.191cm" fo:padding-top="0cm" fo:padding-bottom="0cm" fo:border="0.5pt solid #000001"/>
    </style:style>
    <style:style style:name="Tabela5.B6" style:family="table-cell">
      <style:table-cell-properties fo:padding-left="0.191cm" fo:padding-right="0.191cm" fo:padding-top="0cm" fo:padding-bottom="0cm" fo:border="0.5pt solid #000001"/>
    </style:style>
    <style:style style:name="Tabela5.C6" style:family="table-cell">
      <style:table-cell-properties fo:padding-left="0.191cm" fo:padding-right="0.191cm" fo:padding-top="0cm" fo:padding-bottom="0cm" fo:border="0.5pt solid #000001"/>
    </style:style>
    <style:style style:name="Tabela5.D6" style:family="table-cell">
      <style:table-cell-properties fo:padding-left="0.191cm" fo:padding-right="0.191cm" fo:padding-top="0cm" fo:padding-bottom="0cm" fo:border-left="0.5pt solid #000001" fo:border-right="0.35pt solid #000001" fo:border-top="0.5pt solid #000001" fo:border-bottom="0.5pt solid #000001"/>
    </style:style>
    <style:style style:name="Tabela5.E6" style:family="table-cell">
      <style:table-cell-properties fo:padding-left="0.191cm" fo:padding-right="0.191cm" fo:padding-top="0cm" fo:padding-bottom="0cm" fo:border-left="0.35pt solid #000001" fo:border-right="0.35pt solid #000001" fo:border-top="0.5pt solid #000001" fo:border-bottom="0.5pt solid #000001"/>
    </style:style>
    <style:style style:name="Tabela5.7" style:family="table-row">
      <style:table-row-properties style:row-height="0.43cm" fo:keep-together="auto"/>
    </style:style>
    <style:style style:name="Tabela5.A7" style:family="table-cell">
      <style:table-cell-properties fo:padding-left="0.191cm" fo:padding-right="0.191cm" fo:padding-top="0cm" fo:padding-bottom="0cm" fo:border-left="0.5pt solid #000001" fo:border-right="0.5pt solid #000001" fo:border-top="0.5pt solid #000001" fo:border-bottom="0.35pt solid #000001"/>
    </style:style>
    <style:style style:name="Tabela5.B7" style:family="table-cell">
      <style:table-cell-properties fo:padding-left="0.191cm" fo:padding-right="0.191cm" fo:padding-top="0cm" fo:padding-bottom="0cm" fo:border-left="0.5pt solid #000001" fo:border-right="0.5pt solid #000001" fo:border-top="0.5pt solid #000001" fo:border-bottom="0.35pt solid #000001"/>
    </style:style>
    <style:style style:name="Tabela5.C7" style:family="table-cell">
      <style:table-cell-properties fo:padding-left="0.191cm" fo:padding-right="0.191cm" fo:padding-top="0cm" fo:padding-bottom="0cm" fo:border-left="0.5pt solid #000001" fo:border-right="0.5pt solid #000001" fo:border-top="0.5pt solid #000001" fo:border-bottom="0.35pt solid #000001"/>
    </style:style>
    <style:style style:name="Tabela5.D7" style:family="table-cell">
      <style:table-cell-properties fo:padding-left="0.191cm" fo:padding-right="0.191cm" fo:padding-top="0cm" fo:padding-bottom="0cm" fo:border-left="0.5pt solid #000001" fo:border-right="0.35pt solid #000001" fo:border-top="0.5pt solid #000001" fo:border-bottom="0.35pt solid #000001"/>
    </style:style>
    <style:style style:name="Tabela5.E7" style:family="table-cell">
      <style:table-cell-properties fo:padding-left="0.191cm" fo:padding-right="0.191cm" fo:padding-top="0cm" fo:padding-bottom="0cm" fo:border-left="0.35pt solid #000001" fo:border-right="0.35pt solid #000001" fo:border-top="0.5pt solid #000001" fo:border-bottom="0.35pt solid #000001"/>
    </style:style>
    <style:style style:name="Tabela5.A8" style:family="table-cell">
      <style:table-cell-properties fo:padding-left="0.191cm" fo:padding-right="0.191cm" fo:padding-top="0cm" fo:padding-bottom="0cm" fo:border-left="0.5pt solid #000001" fo:border-right="0.5pt solid #000001" fo:border-top="none" fo:border-bottom="0.35pt solid #000001"/>
    </style:style>
    <style:style style:name="Tabela5.B8" style:family="table-cell">
      <style:table-cell-properties fo:padding-left="0.191cm" fo:padding-right="0.191cm" fo:padding-top="0cm" fo:padding-bottom="0cm" fo:border-left="0.5pt solid #000001" fo:border-right="0.5pt solid #000001" fo:border-top="none" fo:border-bottom="0.35pt solid #000001"/>
    </style:style>
    <style:style style:name="Tabela5.C8" style:family="table-cell">
      <style:table-cell-properties fo:padding-left="0.191cm" fo:padding-right="0.191cm" fo:padding-top="0cm" fo:padding-bottom="0cm" fo:border-left="0.5pt solid #000001" fo:border-right="0.5pt solid #000001" fo:border-top="none" fo:border-bottom="0.35pt solid #000001"/>
    </style:style>
    <style:style style:name="Tabela5.D8" style:family="table-cell">
      <style:table-cell-properties fo:padding-left="0.191cm" fo:padding-right="0.191cm" fo:padding-top="0cm" fo:padding-bottom="0cm" fo:border-left="0.5pt solid #000001" fo:border-right="0.35pt solid #000001" fo:border-top="none" fo:border-bottom="0.35pt solid #000001"/>
    </style:style>
    <style:style style:name="Tabela5.E8" style:family="table-cell">
      <style:table-cell-properties fo:padding-left="0.191cm" fo:padding-right="0.191cm" fo:padding-top="0cm" fo:padding-bottom="0cm" fo:border-left="0.35pt solid #000001" fo:border-right="0.35pt solid #000001" fo:border-top="none" fo:border-bottom="0.35pt solid #000001"/>
    </style:style>
    <style:style style:name="Tabela5.A9" style:family="table-cell">
      <style:table-cell-properties fo:padding-left="0.191cm" fo:padding-right="0.191cm" fo:padding-top="0cm" fo:padding-bottom="0cm" fo:border-left="0.5pt solid #000001" fo:border-right="0.5pt solid #000001" fo:border-top="none" fo:border-bottom="0.35pt solid #000001"/>
    </style:style>
    <style:style style:name="Tabela5.B9" style:family="table-cell">
      <style:table-cell-properties fo:padding-left="0.191cm" fo:padding-right="0.191cm" fo:padding-top="0cm" fo:padding-bottom="0cm" fo:border-left="0.5pt solid #000001" fo:border-right="0.5pt solid #000001" fo:border-top="none" fo:border-bottom="0.35pt solid #000001"/>
    </style:style>
    <style:style style:name="Tabela5.C9" style:family="table-cell">
      <style:table-cell-properties fo:padding-left="0.191cm" fo:padding-right="0.191cm" fo:padding-top="0cm" fo:padding-bottom="0cm" fo:border-left="0.5pt solid #000001" fo:border-right="0.5pt solid #000001" fo:border-top="none" fo:border-bottom="0.35pt solid #000001"/>
    </style:style>
    <style:style style:name="Tabela5.D9" style:family="table-cell">
      <style:table-cell-properties fo:padding-left="0.191cm" fo:padding-right="0.191cm" fo:padding-top="0cm" fo:padding-bottom="0cm" fo:border-left="0.5pt solid #000001" fo:border-right="0.35pt solid #000001" fo:border-top="none" fo:border-bottom="0.35pt solid #000001"/>
    </style:style>
    <style:style style:name="Tabela5.E9" style:family="table-cell">
      <style:table-cell-properties fo:padding-left="0.191cm" fo:padding-right="0.191cm" fo:padding-top="0cm" fo:padding-bottom="0cm" fo:border-left="0.35pt solid #000001" fo:border-right="0.35pt solid #000001" fo:border-top="none" fo:border-bottom="0.35pt solid #000001"/>
    </style:style>
    <style:style style:name="Tabela5.A10" style:family="table-cell">
      <style:table-cell-properties fo:padding-left="0.191cm" fo:padding-right="0.191cm" fo:padding-top="0cm" fo:padding-bottom="0cm" fo:border-left="0.5pt solid #000001" fo:border-right="0.5pt solid #000001" fo:border-top="none" fo:border-bottom="0.35pt solid #000001"/>
    </style:style>
    <style:style style:name="Tabela5.B10" style:family="table-cell">
      <style:table-cell-properties fo:padding-left="0.191cm" fo:padding-right="0.191cm" fo:padding-top="0cm" fo:padding-bottom="0cm" fo:border-left="0.5pt solid #000001" fo:border-right="0.5pt solid #000001" fo:border-top="none" fo:border-bottom="0.35pt solid #000001"/>
    </style:style>
    <style:style style:name="Tabela5.C10" style:family="table-cell">
      <style:table-cell-properties fo:padding-left="0.191cm" fo:padding-right="0.191cm" fo:padding-top="0cm" fo:padding-bottom="0cm" fo:border-left="0.5pt solid #000001" fo:border-right="0.5pt solid #000001" fo:border-top="none" fo:border-bottom="0.35pt solid #000001"/>
    </style:style>
    <style:style style:name="Tabela5.D10" style:family="table-cell">
      <style:table-cell-properties fo:padding-left="0.191cm" fo:padding-right="0.191cm" fo:padding-top="0cm" fo:padding-bottom="0cm" fo:border-left="0.5pt solid #000001" fo:border-right="0.35pt solid #000001" fo:border-top="none" fo:border-bottom="0.35pt solid #000001"/>
    </style:style>
    <style:style style:name="Tabela5.E10" style:family="table-cell">
      <style:table-cell-properties fo:padding-left="0.191cm" fo:padding-right="0.191cm" fo:padding-top="0cm" fo:padding-bottom="0cm" fo:border-left="0.35pt solid #000001" fo:border-right="0.35pt solid #000001" fo:border-top="none" fo:border-bottom="0.35pt solid #000001"/>
    </style:style>
    <style:style style:name="Tabela5.A11" style:family="table-cell">
      <style:table-cell-properties fo:padding-left="0.191cm" fo:padding-right="0.191cm" fo:padding-top="0cm" fo:padding-bottom="0cm" fo:border-left="0.5pt solid #000001" fo:border-right="0.5pt solid #000001" fo:border-top="none" fo:border-bottom="0.35pt solid #000001"/>
    </style:style>
    <style:style style:name="Tabela5.B11" style:family="table-cell">
      <style:table-cell-properties fo:padding-left="0.191cm" fo:padding-right="0.191cm" fo:padding-top="0cm" fo:padding-bottom="0cm" fo:border-left="0.5pt solid #000001" fo:border-right="0.5pt solid #000001" fo:border-top="none" fo:border-bottom="0.35pt solid #000001"/>
    </style:style>
    <style:style style:name="Tabela5.C11" style:family="table-cell">
      <style:table-cell-properties fo:padding-left="0.191cm" fo:padding-right="0.191cm" fo:padding-top="0cm" fo:padding-bottom="0cm" fo:border-left="0.5pt solid #000001" fo:border-right="0.5pt solid #000001" fo:border-top="none" fo:border-bottom="0.35pt solid #000001"/>
    </style:style>
    <style:style style:name="Tabela5.D11" style:family="table-cell">
      <style:table-cell-properties fo:padding-left="0.191cm" fo:padding-right="0.191cm" fo:padding-top="0cm" fo:padding-bottom="0cm" fo:border-left="0.5pt solid #000001" fo:border-right="0.35pt solid #000001" fo:border-top="none" fo:border-bottom="0.35pt solid #000001"/>
    </style:style>
    <style:style style:name="Tabela5.E11" style:family="table-cell">
      <style:table-cell-properties fo:padding-left="0.191cm" fo:padding-right="0.191cm" fo:padding-top="0cm" fo:padding-bottom="0cm" fo:border-left="0.35pt solid #000001" fo:border-right="0.35pt solid #000001" fo:border-top="none" fo:border-bottom="0.35pt solid #000001"/>
    </style:style>
    <style:style style:name="Tabela5.12" style:family="table-row">
      <style:table-row-properties style:row-height="0.425cm" fo:keep-together="auto"/>
    </style:style>
    <style:style style:name="Tabela5.A12" style:family="table-cell">
      <style:table-cell-properties fo:padding-left="0.191cm" fo:padding-right="0.191cm" fo:padding-top="0cm" fo:padding-bottom="0cm" fo:border-left="0.5pt solid #000001" fo:border-right="0.5pt solid #000001" fo:border-top="0.35pt solid #000001" fo:border-bottom="0.5pt solid #000001"/>
    </style:style>
    <style:style style:name="Tabela5.B12" style:family="table-cell">
      <style:table-cell-properties fo:padding-left="0.191cm" fo:padding-right="0.191cm" fo:padding-top="0cm" fo:padding-bottom="0cm" fo:border-left="0.5pt solid #000001" fo:border-right="0.5pt solid #000001" fo:border-top="0.35pt solid #000001" fo:border-bottom="0.5pt solid #000001"/>
    </style:style>
    <style:style style:name="Tabela5.C12" style:family="table-cell">
      <style:table-cell-properties fo:padding-left="0.191cm" fo:padding-right="0.191cm" fo:padding-top="0cm" fo:padding-bottom="0cm" fo:border-left="0.5pt solid #000001" fo:border-right="0.5pt solid #000001" fo:border-top="0.35pt solid #000001" fo:border-bottom="0.5pt solid #000001"/>
    </style:style>
    <style:style style:name="Tabela5.D12" style:family="table-cell">
      <style:table-cell-properties fo:padding-left="0.191cm" fo:padding-right="0.191cm" fo:padding-top="0cm" fo:padding-bottom="0cm" fo:border-left="0.5pt solid #000001" fo:border-right="0.35pt solid #000001" fo:border-top="0.35pt solid #000001" fo:border-bottom="0.5pt solid #000001"/>
    </style:style>
    <style:style style:name="Tabela5.E12" style:family="table-cell">
      <style:table-cell-properties fo:padding-left="0.191cm" fo:padding-right="0.191cm" fo:padding-top="0cm" fo:padding-bottom="0cm" fo:border-left="0.35pt solid #000001" fo:border-right="0.35pt solid #000001" fo:border-top="0.35pt solid #000001" fo:border-bottom="0.5pt solid #000001"/>
    </style:style>
    <style:style style:name="Tabela5.A13" style:family="table-cell">
      <style:table-cell-properties fo:padding-left="0.191cm" fo:padding-right="0.191cm" fo:padding-top="0cm" fo:padding-bottom="0cm" fo:border-left="0.5pt solid #000001" fo:border-right="0.5pt solid #000001" fo:border-top="0.5pt solid #000001" fo:border-bottom="0.35pt solid #000001"/>
    </style:style>
    <style:style style:name="Tabela5.C13" style:family="table-cell">
      <style:table-cell-properties fo:padding-left="0.191cm" fo:padding-right="0.191cm" fo:padding-top="0cm" fo:padding-bottom="0cm" fo:border-left="0.5pt solid #000001" fo:border-right="0.5pt solid #000001" fo:border-top="0.5pt solid #000001" fo:border-bottom="0.35pt solid #000001"/>
    </style:style>
    <style:style style:name="Tabela5.D13" style:family="table-cell">
      <style:table-cell-properties fo:padding-left="0.191cm" fo:padding-right="0.191cm" fo:padding-top="0cm" fo:padding-bottom="0cm" fo:border-left="0.5pt solid #000001" fo:border-right="0.35pt solid #000001" fo:border-top="0.5pt solid #000001" fo:border-bottom="0.35pt solid #000001"/>
    </style:style>
    <style:style style:name="Tabela7" style:family="table">
      <style:table-properties style:width="15.102cm" fo:margin-left="0.323cm" table:align="left" style:writing-mode="lr-tb"/>
    </style:style>
    <style:style style:name="Tabela7.A" style:family="table-column">
      <style:table-column-properties style:column-width="11.52cm"/>
    </style:style>
    <style:style style:name="Tabela7.B" style:family="table-column">
      <style:table-column-properties style:column-width="3.581cm"/>
    </style:style>
    <style:style style:name="Tabela7.1" style:family="table-row">
      <style:table-row-properties style:row-height="0.416cm" fo:keep-together="auto"/>
    </style:style>
    <style:style style:name="Tabela7.A1" style:family="table-cell">
      <style:table-cell-properties fo:background-color="#e6e6e6" fo:padding-left="0.191cm" fo:padding-right="0.191cm" fo:padding-top="0cm" fo:padding-bottom="0cm" fo:border-left="0.5pt solid #000001" fo:border-right="0.35pt solid #000001" fo:border-top="0.35pt solid #000001" fo:border-bottom="0.5pt solid #000001">
        <style:background-image/>
      </style:table-cell-properties>
    </style:style>
    <style:style style:name="Tabela7.B1" style:family="table-cell">
      <style:table-cell-properties fo:background-color="#e6e6e6" fo:padding-left="0.191cm" fo:padding-right="0.191cm" fo:padding-top="0cm" fo:padding-bottom="0cm" fo:border-left="0.35pt solid #000001" fo:border-right="0.35pt solid #000001" fo:border-top="0.35pt solid #000001" fo:border-bottom="0.5pt solid #000001">
        <style:background-image/>
      </style:table-cell-properties>
    </style:style>
    <style:style style:name="Tabela7.2" style:family="table-row">
      <style:table-row-properties style:row-height="0.42cm" fo:keep-together="auto"/>
    </style:style>
    <style:style style:name="Tabela7.A2" style:family="table-cell">
      <style:table-cell-properties fo:padding-left="0.191cm" fo:padding-right="0.191cm" fo:padding-top="0cm" fo:padding-bottom="0cm" fo:border-left="0.5pt solid #000001" fo:border-right="0.35pt solid #000001" fo:border-top="0.5pt solid #000001" fo:border-bottom="0.5pt solid #000001"/>
    </style:style>
    <style:style style:name="Tabela7.B2" style:family="table-cell">
      <style:table-cell-properties fo:padding-left="0.191cm" fo:padding-right="0.191cm" fo:padding-top="0cm" fo:padding-bottom="0cm" fo:border-left="0.35pt solid #000001" fo:border-right="0.35pt solid #000001" fo:border-top="0.5pt solid #000001" fo:border-bottom="0.5pt solid #000001"/>
    </style:style>
    <style:style style:name="P1" style:family="paragraph" style:parent-style-name="Standard">
      <style:text-properties style:font-name="Times New Roman" fo:font-size="9.5pt" fo:language="pt" fo:country="BR" style:font-name-asian="Times New Roman1" style:font-size-asian="9.5pt" style:font-name-complex="Times New Roman1" style:font-size-complex="9.5pt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text-properties fo:language="pt" fo:country="BR" officeooo:paragraph-rsid="0002d062"/>
    </style:style>
    <style:style style:name="P4" style:family="paragraph" style:parent-style-name="Standard">
      <style:text-properties fo:language="pt" fo:country="BR" officeooo:paragraph-rsid="00040db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.007cm" fo:margin-bottom="0cm" style:contextual-spacing="false"/>
      <style:text-properties style:font-name="Tahoma" fo:font-size="9pt" fo:language="pt" fo:country="BR" style:font-name-asian="Tahoma1" style:font-size-asian="9pt" style:font-name-complex="Tahoma1" style:font-size-complex="9pt"/>
    </style:style>
    <style:style style:name="P7" style:family="paragraph" style:parent-style-name="Standard" style:master-page-name="Standard">
      <style:paragraph-properties fo:margin-top="0.007cm" fo:margin-bottom="0cm" style:contextual-spacing="false" style:page-number="auto"/>
      <style:text-properties style:font-name="Times New Roman" fo:font-size="3.5pt" fo:language="pt" fo:country="BR" style:font-name-asian="Times New Roman1" style:font-size-asian="3.5pt" style:font-name-complex="Times New Roman1" style:font-size-complex="3.5pt"/>
    </style:style>
    <style:style style:name="P8" style:family="paragraph" style:parent-style-name="Standard" style:master-page-name="Converted1">
      <style:paragraph-properties fo:margin-top="0.007cm" fo:margin-bottom="0cm" style:contextual-spacing="false" style:page-number="auto"/>
      <style:text-properties style:font-name="Times New Roman" fo:font-size="3.5pt" fo:language="pt" fo:country="BR" style:font-name-asian="Times New Roman1" style:font-size-asian="3.5pt" style:font-name-complex="Times New Roman1" style:font-size-complex="3.5pt"/>
    </style:style>
    <style:style style:name="P9" style:family="paragraph" style:parent-style-name="Standard">
      <style:paragraph-properties fo:margin-top="0.016cm" fo:margin-bottom="0cm" style:contextual-spacing="false"/>
      <style:text-properties style:font-name="Times New Roman" fo:language="pt" fo:country="BR" style:font-name-asian="Times New Roman1" style:font-name-complex="Times New Roman1"/>
    </style:style>
    <style:style style:name="P10" style:family="paragraph" style:parent-style-name="Standard">
      <style:paragraph-properties fo:margin-top="0.016cm" fo:margin-bottom="0cm" style:contextual-spacing="false"/>
      <style:text-properties style:font-name="Times New Roman" fo:font-size="9pt" fo:language="pt" fo:country="BR" style:font-name-asian="Times New Roman1" style:font-size-asian="9pt" style:font-name-complex="Times New Roman1" style:font-size-complex="9pt"/>
    </style:style>
    <style:style style:name="P11" style:family="paragraph" style:parent-style-name="Standard">
      <style:paragraph-properties fo:margin-top="0.009cm" fo:margin-bottom="0cm" style:contextual-spacing="false"/>
      <style:text-properties style:font-name="Times New Roman" fo:font-size="9.5pt" fo:language="pt" fo:country="BR" style:font-name-asian="Times New Roman1" style:font-size-asian="9.5pt" style:font-name-complex="Times New Roman1" style:font-size-complex="9.5pt"/>
    </style:style>
    <style:style style:name="P12" style:family="paragraph" style:parent-style-name="Standard">
      <style:paragraph-properties fo:margin-left="0.176cm" fo:margin-right="0cm" fo:margin-top="0.021cm" fo:margin-bottom="0cm" style:contextual-spacing="false" fo:text-indent="0cm" style:auto-text-indent="false"/>
    </style:style>
    <style:style style:name="P13" style:family="paragraph" style:parent-style-name="Standard">
      <style:paragraph-properties fo:margin-left="0.176cm" fo:margin-right="0cm" fo:margin-top="0.021cm" fo:margin-bottom="0cm" style:contextual-spacing="false" fo:text-indent="0cm" style:auto-text-indent="false"/>
      <style:text-properties officeooo:paragraph-rsid="0002d062"/>
    </style:style>
    <style:style style:name="P14" style:family="paragraph" style:parent-style-name="Standard">
      <style:paragraph-properties fo:margin-left="0.176cm" fo:margin-right="0cm" fo:margin-top="0.018cm" fo:margin-bottom="0cm" style:contextual-spacing="false" fo:text-indent="0cm" style:auto-text-indent="false"/>
    </style:style>
    <style:style style:name="P15" style:family="paragraph" style:parent-style-name="Standard">
      <style:paragraph-properties fo:margin-left="0.176cm" fo:margin-right="0cm" fo:margin-top="0.023cm" fo:margin-bottom="0cm" style:contextual-spacing="false" fo:text-indent="0cm" style:auto-text-indent="false"/>
      <style:text-properties officeooo:paragraph-rsid="00040dbc"/>
    </style:style>
    <style:style style:name="P16" style:family="paragraph" style:parent-style-name="Standard">
      <style:paragraph-properties fo:margin-left="0.176cm" fo:margin-right="0.175cm" fo:margin-top="0.021cm" fo:margin-bottom="0cm" style:contextual-spacing="false" fo:line-height="103%" fo:text-align="justify" style:justify-single-word="false" fo:text-indent="0cm" style:auto-text-indent="false"/>
    </style:style>
    <style:style style:name="P17" style:family="paragraph" style:parent-style-name="Standard">
      <style:paragraph-properties fo:margin-left="0.513cm" fo:margin-right="0cm" fo:line-height="2.468cm" fo:text-indent="0cm" style:auto-text-indent="false"/>
      <style:text-properties style:font-name="Times New Roman" fo:font-size="10pt" fo:language="pt" fo:country="BR" style:font-name-asian="Times New Roman1" style:font-size-asian="10pt" style:font-name-complex="Times New Roman1" style:font-size-complex="10pt"/>
    </style:style>
    <style:style style:name="P18" style:family="paragraph" style:parent-style-name="Standard">
      <style:paragraph-properties fo:margin-left="0.513cm" fo:margin-right="0cm" fo:line-height="6.925cm" fo:text-indent="0cm" style:auto-text-indent="false"/>
      <style:text-properties style:font-name="Times New Roman" fo:font-size="10pt" fo:language="pt" fo:country="BR" style:font-name-asian="Times New Roman1" style:font-size-asian="10pt" style:font-name-complex="Times New Roman1" style:font-size-complex="10pt"/>
    </style:style>
    <style:style style:name="P19" style:family="paragraph" style:parent-style-name="Standard">
      <style:paragraph-properties fo:margin-left="0.513cm" fo:margin-right="0cm" fo:line-height="5.71cm" fo:text-indent="0cm" style:auto-text-indent="false"/>
      <style:text-properties style:font-name="Times New Roman" fo:font-size="10pt" fo:language="pt" fo:country="BR" style:font-name-asian="Times New Roman1" style:font-size-asian="10pt" style:font-name-complex="Times New Roman1" style:font-size-complex="10pt"/>
    </style:style>
    <style:style style:name="P20" style:family="paragraph" style:parent-style-name="Standard">
      <style:paragraph-properties fo:margin-left="0.513cm" fo:margin-right="0cm" fo:line-height="0.868cm" fo:text-indent="0cm" style:auto-text-indent="false"/>
      <style:text-properties style:font-name="Tahoma" fo:font-size="10pt" fo:language="pt" fo:country="BR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left="0.176cm" fo:margin-right="6.227cm" fo:margin-top="0.021cm" fo:margin-bottom="0cm" style:contextual-spacing="false" fo:line-height="105%" fo:text-indent="0cm" style:auto-text-indent="false"/>
    </style:style>
    <style:style style:name="P22" style:family="paragraph" style:parent-style-name="Standard">
      <style:paragraph-properties fo:margin-left="0.176cm" fo:margin-right="6.227cm" fo:margin-top="0.021cm" fo:margin-bottom="0cm" style:contextual-spacing="false" fo:line-height="105%" fo:text-indent="0cm" style:auto-text-indent="false"/>
      <style:text-properties style:font-name="Tahoma" fo:font-size="9pt" fo:language="pt" fo:country="BR" style:font-size-asian="9pt" style:text-scale="103%"/>
    </style:style>
    <style:style style:name="P23" style:family="paragraph" style:parent-style-name="Standard">
      <style:paragraph-properties fo:margin-left="1.413cm" fo:margin-right="0cm" fo:margin-top="0.018cm" fo:margin-bottom="0cm" style:contextual-spacing="false" fo:text-indent="0cm" style:auto-text-indent="false">
        <style:tab-stops>
          <style:tab-stop style:position="1.415cm"/>
        </style:tab-stops>
      </style:paragraph-properties>
      <style:text-properties style:font-name="Tahoma" fo:font-size="9pt" fo:language="pt" fo:country="BR" style:font-name-asian="Tahoma1" style:font-size-asian="9pt" style:font-name-complex="Tahoma1" style:font-size-complex="9pt"/>
    </style:style>
    <style:style style:name="P24" style:family="paragraph" style:parent-style-name="Standard">
      <style:paragraph-properties fo:margin-left="0.176cm" fo:margin-right="7.403cm" fo:margin-top="0.021cm" fo:margin-bottom="0cm" style:contextual-spacing="false" fo:line-height="103%" fo:text-indent="0cm" style:auto-text-indent="false"/>
    </style:style>
    <style:style style:name="P25" style:family="paragraph" style:parent-style-name="Standard">
      <style:paragraph-properties fo:margin-left="0.176cm" fo:margin-right="7.403cm" fo:margin-top="0.021cm" fo:margin-bottom="0cm" style:contextual-spacing="false" fo:line-height="103%" fo:text-indent="0cm" style:auto-text-indent="false"/>
      <style:text-properties style:font-name="Tahoma" fo:font-size="9pt" fo:language="pt" fo:country="BR" style:font-size-asian="9pt" style:text-scale="103%"/>
    </style:style>
    <style:style style:name="P26" style:family="paragraph" style:parent-style-name="Standard">
      <style:paragraph-properties fo:margin-top="0.018cm" fo:margin-bottom="0cm" style:contextual-spacing="false"/>
      <style:text-properties style:font-name="Times New Roman" fo:font-size="9.5pt" fo:language="pt" fo:country="BR" style:font-name-asian="Times New Roman1" style:font-size-asian="9.5pt" style:font-name-complex="Times New Roman1" style:font-size-complex="9.5pt"/>
    </style:style>
    <style:style style:name="P27" style:family="paragraph" style:parent-style-name="Standard">
      <style:paragraph-properties fo:margin-top="0.019cm" fo:margin-bottom="0cm" style:contextual-spacing="false"/>
      <style:text-properties style:font-name="Times New Roman" fo:font-size="6.5pt" fo:language="pt" fo:country="BR" style:font-name-asian="Times New Roman1" style:font-size-asian="6.5pt" style:font-name-complex="Times New Roman1" style:font-size-complex="6.5pt"/>
    </style:style>
    <style:style style:name="P28" style:family="paragraph" style:parent-style-name="Standard">
      <style:paragraph-properties fo:margin-left="0.699cm" fo:margin-right="0cm" fo:margin-top="0.132cm" fo:margin-bottom="0cm" style:contextual-spacing="false" fo:text-indent="0cm" style:auto-text-indent="false"/>
      <style:text-properties style:font-name="Tahoma" fo:font-size="9pt" fo:language="pt" fo:country="BR" style:font-name-asian="Tahoma1" style:font-size-asian="9pt" style:font-name-complex="Tahoma1" style:font-size-complex="9pt"/>
    </style:style>
    <style:style style:name="P29" style:family="paragraph" style:parent-style-name="Standard">
      <style:paragraph-properties fo:margin-top="0.002cm" fo:margin-bottom="0cm" style:contextual-spacing="false"/>
      <style:text-properties style:font-name="Tahoma" fo:font-size="9pt" fo:language="pt" fo:country="BR" style:font-name-asian="Tahoma1" style:font-size-asian="9pt" style:font-name-complex="Tahoma1" style:font-size-complex="9pt"/>
    </style:style>
    <style:style style:name="P30" style:family="paragraph" style:parent-style-name="List_20_Paragraph" style:list-style-name="WWNum6">
      <style:paragraph-properties fo:margin-left="0cm" fo:margin-right="6.227cm" fo:margin-top="0.021cm" fo:margin-bottom="0cm" style:contextual-spacing="false" fo:line-height="105%" fo:text-indent="0cm" style:auto-text-indent="false"/>
    </style:style>
    <style:style style:name="P31" style:family="paragraph" style:parent-style-name="List_20_Paragraph" style:list-style-name="WWNum7">
      <style:paragraph-properties fo:margin-left="0cm" fo:margin-right="7.403cm" fo:margin-top="0.021cm" fo:margin-bottom="0cm" style:contextual-spacing="false" fo:line-height="103%" fo:text-indent="0cm" style:auto-text-indent="false"/>
    </style:style>
    <style:style style:name="P32" style:family="paragraph" style:parent-style-name="List_20_Paragraph" style:list-style-name="WWNum1">
      <style:paragraph-properties fo:margin-left="0cm" fo:margin-right="0cm" fo:line-height="0.411cm" fo:text-indent="-0.275cm" style:auto-text-indent="false">
        <style:tab-stops>
          <style:tab-stop style:position="0.919cm"/>
        </style:tab-stops>
      </style:paragraph-properties>
    </style:style>
    <style:style style:name="P33" style:family="paragraph" style:parent-style-name="Table_20_Paragraph">
      <style:paragraph-properties fo:margin-left="0.169cm" fo:margin-right="0cm" fo:margin-top="0.169cm" fo:margin-bottom="0cm" style:contextual-spacing="false" fo:text-indent="0cm" style:auto-text-indent="false"/>
    </style:style>
    <style:style style:name="P34" style:family="paragraph" style:parent-style-name="Table_20_Paragraph">
      <style:paragraph-properties fo:margin-left="0.169cm" fo:margin-right="0cm" fo:margin-top="0.012cm" fo:margin-bottom="0cm" style:contextual-spacing="false" fo:text-indent="0cm" style:auto-text-indent="false"/>
    </style:style>
    <style:style style:name="P35" style:family="paragraph" style:parent-style-name="Table_20_Paragraph">
      <style:paragraph-properties fo:margin-left="0.169cm" fo:margin-right="0cm" fo:margin-top="0.012cm" fo:margin-bottom="0cm" style:contextual-spacing="false" fo:text-indent="0cm" style:auto-text-indent="false"/>
      <style:text-properties officeooo:paragraph-rsid="00040dbc"/>
    </style:style>
    <style:style style:name="P36" style:family="paragraph" style:parent-style-name="Table_20_Paragraph">
      <style:paragraph-properties fo:margin-left="0.169cm" fo:margin-right="0cm" fo:margin-top="0.016cm" fo:margin-bottom="0cm" style:contextual-spacing="false" fo:text-indent="0cm" style:auto-text-indent="false"/>
    </style:style>
    <style:style style:name="P37" style:family="paragraph" style:parent-style-name="Table_20_Paragraph">
      <style:paragraph-properties fo:margin-left="0.732cm" fo:margin-right="0cm" fo:margin-top="0.012cm" fo:margin-bottom="0cm" style:contextual-spacing="false" fo:text-indent="0cm" style:auto-text-indent="false"/>
    </style:style>
    <style:style style:name="P38" style:family="paragraph" style:parent-style-name="Table_20_Paragraph">
      <style:paragraph-properties fo:margin-left="0.355cm" fo:margin-right="0cm" fo:margin-top="0.012cm" fo:margin-bottom="0cm" style:contextual-spacing="false" fo:text-indent="0cm" style:auto-text-indent="false"/>
    </style:style>
    <style:style style:name="P39" style:family="paragraph" style:parent-style-name="Table_20_Paragraph">
      <style:paragraph-properties fo:margin-left="0.169cm" fo:margin-right="0.661cm" fo:margin-top="0.018cm" fo:margin-bottom="0cm" style:contextual-spacing="false" fo:line-height="105%" fo:text-indent="0cm" style:auto-text-indent="false"/>
    </style:style>
    <style:style style:name="P40" style:family="paragraph" style:parent-style-name="Table_20_Paragraph">
      <style:paragraph-properties fo:margin-left="0.173cm" fo:margin-right="0cm" fo:margin-top="0.012cm" fo:margin-bottom="0cm" style:contextual-spacing="false" fo:text-indent="0cm" style:auto-text-indent="false"/>
    </style:style>
    <style:style style:name="P41" style:family="paragraph" style:parent-style-name="Table_20_Paragraph">
      <style:paragraph-properties fo:margin-left="0.173cm" fo:margin-right="0cm" fo:margin-top="0.018cm" fo:margin-bottom="0cm" style:contextual-spacing="false" fo:text-indent="0cm" style:auto-text-indent="false"/>
      <style:text-properties officeooo:paragraph-rsid="0002d062"/>
    </style:style>
    <style:style style:name="P42" style:family="paragraph" style:parent-style-name="Table_20_Paragraph">
      <style:paragraph-properties fo:margin-left="0.169cm" fo:margin-right="0.212cm" fo:margin-top="0.014cm" fo:margin-bottom="0cm" style:contextual-spacing="false" fo:line-height="105%" fo:text-indent="0cm" style:auto-text-indent="false"/>
    </style:style>
    <style:style style:name="P43" style:family="paragraph" style:parent-style-name="Table_20_Paragraph">
      <style:paragraph-properties fo:margin-left="0.173cm" fo:margin-right="0.272cm" fo:margin-top="0.014cm" fo:margin-bottom="0cm" style:contextual-spacing="false" fo:line-height="103%" fo:text-indent="0cm" style:auto-text-indent="false"/>
    </style:style>
    <style:style style:name="P44" style:family="paragraph" style:parent-style-name="Table_20_Paragraph">
      <style:paragraph-properties fo:margin-left="0.173cm" fo:margin-right="0.272cm" fo:margin-top="0.014cm" fo:margin-bottom="0cm" style:contextual-spacing="false" fo:line-height="103%" fo:text-indent="0cm" style:auto-text-indent="false"/>
      <style:text-properties style:font-name="Tahoma" fo:font-size="9pt" fo:language="pt" fo:country="BR" style:font-name-asian="Tahoma1" style:font-size-asian="9pt" style:font-name-complex="Tahoma1" style:font-size-complex="9pt"/>
    </style:style>
    <style:style style:name="P45" style:family="paragraph" style:parent-style-name="Table_20_Paragraph">
      <style:paragraph-properties fo:margin-left="0.63cm" fo:margin-right="0cm" fo:margin-top="0.012cm" fo:margin-bottom="0cm" style:contextual-spacing="false" fo:text-indent="0cm" style:auto-text-indent="false"/>
    </style:style>
    <style:style style:name="P46" style:family="paragraph" style:parent-style-name="Table_20_Paragraph">
      <style:paragraph-properties fo:margin-left="0.393cm" fo:margin-right="0cm" fo:margin-top="0.012cm" fo:margin-bottom="0cm" style:contextual-spacing="false" fo:text-indent="0cm" style:auto-text-indent="false"/>
    </style:style>
    <style:style style:name="P47" style:family="paragraph" style:parent-style-name="Table_20_Paragraph">
      <style:paragraph-properties fo:margin-left="0.198cm" fo:margin-right="0cm" fo:margin-top="0.012cm" fo:margin-bottom="0cm" style:contextual-spacing="false" fo:text-indent="0cm" style:auto-text-indent="false"/>
    </style:style>
    <style:style style:name="P48" style:family="paragraph" style:parent-style-name="Table_20_Paragraph">
      <style:paragraph-properties fo:margin-left="0cm" fo:margin-right="0.168cm" fo:margin-top="0.012cm" fo:margin-bottom="0cm" style:contextual-spacing="false" fo:text-align="end" style:justify-single-word="false" fo:text-indent="0cm" style:auto-text-indent="false"/>
    </style:style>
    <style:style style:name="P49" style:family="paragraph" style:parent-style-name="Table_20_Paragraph">
      <style:paragraph-properties fo:margin-left="0cm" fo:margin-right="0.171cm" fo:margin-top="0.012cm" fo:margin-bottom="0cm" style:contextual-spacing="false" fo:text-align="end" style:justify-single-word="false" fo:text-indent="0cm" style:auto-text-indent="false"/>
    </style:style>
    <style:style style:name="P50" style:family="paragraph" style:parent-style-name="Table_20_Paragraph">
      <style:paragraph-properties fo:margin-left="0.212cm" fo:margin-right="0cm" fo:margin-top="0.012cm" fo:margin-bottom="0cm" style:contextual-spacing="false" fo:text-indent="0cm" style:auto-text-indent="false"/>
    </style:style>
    <style:style style:name="P51" style:family="paragraph" style:parent-style-name="Table_20_Paragraph">
      <style:paragraph-properties fo:margin-left="1.236cm" fo:margin-right="0cm" fo:margin-top="0.012cm" fo:margin-bottom="0cm" style:contextual-spacing="false" fo:text-indent="0cm" style:auto-text-indent="false"/>
    </style:style>
    <style:style style:name="P52" style:family="paragraph" style:parent-style-name="Table_20_Paragraph">
      <style:paragraph-properties fo:margin-left="0cm" fo:margin-right="0.002cm" fo:margin-top="0.012cm" fo:margin-bottom="0cm" style:contextual-spacing="false" fo:text-align="center" style:justify-single-word="false" fo:text-indent="0cm" style:auto-text-indent="false"/>
    </style:style>
    <style:style style:name="P53" style:family="paragraph" style:parent-style-name="Table_20_Paragraph">
      <style:paragraph-properties fo:margin-left="0cm" fo:margin-right="0.002cm" fo:margin-top="0.016cm" fo:margin-bottom="0cm" style:contextual-spacing="false" fo:text-align="center" style:justify-single-word="false" fo:text-indent="0cm" style:auto-text-indent="false"/>
    </style:style>
    <style:style style:name="P54" style:family="paragraph" style:parent-style-name="Table_20_Paragraph">
      <style:paragraph-properties fo:margin-left="0cm" fo:margin-right="0.169cm" fo:margin-top="0.012cm" fo:margin-bottom="0cm" style:contextual-spacing="false" fo:text-align="end" style:justify-single-word="false" fo:text-indent="0cm" style:auto-text-indent="false"/>
    </style:style>
    <style:style style:name="P55" style:family="paragraph" style:parent-style-name="Table_20_Paragraph">
      <style:paragraph-properties fo:margin-left="1.05cm" fo:margin-right="0cm" fo:margin-top="0.012cm" fo:margin-bottom="0cm" style:contextual-spacing="false" fo:text-indent="0cm" style:auto-text-indent="false"/>
    </style:style>
    <style:style style:name="P56" style:family="paragraph" style:parent-style-name="Table_20_Paragraph">
      <style:paragraph-properties fo:margin-left="1.235cm" fo:margin-right="0cm" fo:margin-top="0.012cm" fo:margin-bottom="0cm" style:contextual-spacing="false" fo:text-indent="0cm" style:auto-text-indent="false"/>
    </style:style>
    <style:style style:name="P57" style:family="paragraph" style:parent-style-name="Table_20_Paragraph">
      <style:paragraph-properties fo:margin-left="0.914cm" fo:margin-right="0cm" fo:margin-top="0.012cm" fo:margin-bottom="0cm" style:contextual-spacing="false" fo:text-indent="0cm" style:auto-text-indent="false"/>
    </style:style>
    <style:style style:name="P58" style:family="paragraph" style:parent-style-name="Table_20_Paragraph">
      <style:paragraph-properties fo:margin-left="0cm" fo:margin-right="0cm" fo:margin-top="0.012cm" fo:margin-bottom="0cm" style:contextual-spacing="false" fo:text-indent="0cm" style:auto-text-indent="false"/>
    </style:style>
    <style:style style:name="T1" style:family="text">
      <style:text-properties style:font-name="Tahoma" fo:language="pt" fo:country="BR" style:text-scale="115%"/>
    </style:style>
    <style:style style:name="T2" style:family="text">
      <style:text-properties style:font-name="Tahoma" fo:language="pt" fo:country="BR" style:font-name-asian="Tahoma1" style:font-name-complex="Tahoma1"/>
    </style:style>
    <style:style style:name="T3" style:family="text">
      <style:text-properties style:font-name="Tahoma" fo:letter-spacing="-0.026cm" fo:language="pt" fo:country="BR" style:text-scale="115%"/>
    </style:style>
    <style:style style:name="T4" style:family="text">
      <style:text-properties style:font-name="Tahoma" fo:letter-spacing="-0.023cm" fo:language="pt" fo:country="BR" style:text-scale="115%"/>
    </style:style>
    <style:style style:name="T5" style:family="text">
      <style:text-properties style:font-name="Tahoma" fo:letter-spacing="-0.03cm" fo:language="pt" fo:country="BR" style:text-scale="115%"/>
    </style:style>
    <style:style style:name="T6" style:family="text">
      <style:text-properties style:font-name="Tahoma" fo:font-size="9pt" style:font-size-asian="9pt" style:text-scale="134%"/>
    </style:style>
    <style:style style:name="T7" style:family="text">
      <style:text-properties style:font-name="Tahoma" fo:font-size="9pt" style:font-size-asian="9pt" style:text-scale="113%"/>
    </style:style>
    <style:style style:name="T8" style:family="text">
      <style:text-properties style:font-name="Tahoma" fo:font-size="9pt" style:font-size-asian="9pt" style:text-scale="119%"/>
    </style:style>
    <style:style style:name="T9" style:family="text">
      <style:text-properties style:font-name="Tahoma" fo:font-size="9pt" style:font-size-asian="9pt" style:text-scale="117%"/>
    </style:style>
    <style:style style:name="T10" style:family="text">
      <style:text-properties style:font-name="Tahoma" fo:font-size="9pt" style:font-size-asian="9pt" style:text-scale="109%"/>
    </style:style>
    <style:style style:name="T11" style:family="text">
      <style:text-properties style:font-name="Tahoma" fo:font-size="9pt" style:font-size-asian="9pt" style:text-scale="114%"/>
    </style:style>
    <style:style style:name="T12" style:family="text">
      <style:text-properties style:font-name="Tahoma" fo:font-size="9pt" style:font-size-asian="9pt" style:text-scale="118%"/>
    </style:style>
    <style:style style:name="T13" style:family="text">
      <style:text-properties style:font-name="Tahoma" fo:font-size="9pt" style:font-size-asian="9pt" style:text-scale="103%"/>
    </style:style>
    <style:style style:name="T14" style:family="text">
      <style:text-properties style:font-name="Tahoma" fo:font-size="9pt" officeooo:rsid="0002d062" style:font-size-asian="9pt" style:text-scale="103%"/>
    </style:style>
    <style:style style:name="T15" style:family="text">
      <style:text-properties style:font-name="Tahoma" fo:font-size="9pt" style:font-size-asian="9pt" style:text-scale="104%"/>
    </style:style>
    <style:style style:name="T16" style:family="text">
      <style:text-properties style:font-name="Tahoma" fo:font-size="9pt" fo:language="pt" fo:country="BR" style:font-size-asian="9pt"/>
    </style:style>
    <style:style style:name="T17" style:family="text">
      <style:text-properties style:font-name="Tahoma" fo:font-size="9pt" fo:language="pt" fo:country="BR" style:font-size-asian="9pt" style:text-scale="115%"/>
    </style:style>
    <style:style style:name="T18" style:family="text">
      <style:text-properties style:font-name="Tahoma" fo:font-size="9pt" fo:language="pt" fo:country="BR" style:font-size-asian="9pt" style:text-scale="120%"/>
    </style:style>
    <style:style style:name="T19" style:family="text">
      <style:text-properties style:font-name="Tahoma" fo:font-size="9pt" fo:language="pt" fo:country="BR" style:font-size-asian="9pt" style:text-scale="125%"/>
    </style:style>
    <style:style style:name="T20" style:family="text">
      <style:text-properties style:font-name="Tahoma" fo:font-size="9pt" fo:language="pt" fo:country="BR" style:font-size-asian="9pt" style:text-scale="103%"/>
    </style:style>
    <style:style style:name="T21" style:family="text">
      <style:text-properties style:font-name="Tahoma" fo:font-size="9pt" fo:language="pt" fo:country="BR" style:font-size-asian="9pt" style:text-scale="104%"/>
    </style:style>
    <style:style style:name="T22" style:family="text">
      <style:text-properties style:font-name="Tahoma" fo:font-size="9pt" fo:language="pt" fo:country="BR" style:font-size-asian="9pt" style:text-scale="105%"/>
    </style:style>
    <style:style style:name="T23" style:family="text">
      <style:text-properties style:font-name="Tahoma" fo:font-size="9pt" fo:language="pt" fo:country="BR" officeooo:rsid="0002d062" style:font-size-asian="9pt" style:text-scale="105%"/>
    </style:style>
    <style:style style:name="T24" style:family="text">
      <style:text-properties style:font-name="Tahoma" fo:font-size="9pt" fo:language="pt" fo:country="BR" style:font-size-asian="9pt" style:text-scale="130%"/>
    </style:style>
    <style:style style:name="T25" style:family="text">
      <style:text-properties style:font-name="Tahoma" fo:font-size="9pt" fo:language="pt" fo:country="BR" style:font-name-asian="Tahoma1" style:font-size-asian="9pt" style:font-name-complex="Tahoma1" style:font-size-complex="9pt"/>
    </style:style>
    <style:style style:name="T26" style:family="text">
      <style:text-properties style:font-name="Tahoma" fo:font-size="9pt" fo:language="pt" fo:country="BR" style:font-name-asian="Tahoma1" style:font-size-asian="9pt" style:font-name-complex="Tahoma1" style:font-size-complex="9pt" style:text-scale="105%"/>
    </style:style>
    <style:style style:name="T27" style:family="text">
      <style:text-properties style:font-name="Tahoma" fo:font-size="9pt" fo:language="pt" fo:country="BR" officeooo:rsid="00040dbc" style:font-name-asian="Tahoma1" style:font-size-asian="9pt" style:font-name-complex="Tahoma1" style:font-size-complex="9pt" style:text-scale="105%"/>
    </style:style>
    <style:style style:name="T28" style:family="text">
      <style:text-properties style:font-name="Tahoma" fo:font-size="9pt" style:font-name-asian="Tahoma1" style:font-size-asian="9pt" style:font-name-complex="Tahoma1" style:font-size-complex="9pt"/>
    </style:style>
    <style:style style:name="T29" style:family="text">
      <style:text-properties style:font-name="Tahoma" fo:font-size="9pt" officeooo:rsid="00040dbc" style:font-name-asian="Tahoma1" style:font-size-asian="9pt" style:font-name-complex="Tahoma1" style:font-size-complex="9pt" style:text-scale="104%"/>
    </style:style>
    <style:style style:name="T30" style:family="text">
      <style:text-properties style:font-name="Tahoma" fo:font-size="9pt" fo:letter-spacing="0.041cm" fo:language="pt" fo:country="BR" style:font-size-asian="9pt" style:text-scale="115%"/>
    </style:style>
    <style:style style:name="T31" style:family="text">
      <style:text-properties style:font-name="Tahoma" fo:font-size="9pt" fo:letter-spacing="-0.065cm" fo:language="pt" fo:country="BR" style:font-size-asian="9pt" style:text-scale="120%"/>
    </style:style>
    <style:style style:name="T32" style:family="text">
      <style:text-properties style:font-name="Tahoma" fo:font-size="9pt" fo:letter-spacing="-0.069cm" fo:language="pt" fo:country="BR" style:font-size-asian="9pt" style:text-scale="120%"/>
    </style:style>
    <style:style style:name="T33" style:family="text">
      <style:text-properties style:font-name="Tahoma" fo:font-size="9pt" fo:letter-spacing="-0.048cm" fo:language="pt" fo:country="BR" style:font-size-asian="9pt"/>
    </style:style>
    <style:style style:name="T34" style:family="text">
      <style:text-properties style:font-name="Tahoma" fo:font-size="9pt" fo:letter-spacing="-0.048cm" fo:language="pt" fo:country="BR" style:font-size-asian="9pt" style:text-scale="120%"/>
    </style:style>
    <style:style style:name="T35" style:family="text">
      <style:text-properties style:font-name="Tahoma" fo:font-size="9pt" fo:letter-spacing="-0.051cm" fo:language="pt" fo:country="BR" style:font-size-asian="9pt" style:text-scale="120%"/>
    </style:style>
    <style:style style:name="T36" style:family="text">
      <style:text-properties style:font-name="Tahoma" fo:font-size="9pt" fo:letter-spacing="-0.067cm" fo:language="pt" fo:country="BR" style:font-size-asian="9pt" style:text-scale="120%"/>
    </style:style>
    <style:style style:name="T37" style:family="text">
      <style:text-properties style:font-name="Tahoma" fo:font-size="9pt" fo:letter-spacing="0.004cm" style:font-size-asian="9pt"/>
    </style:style>
    <style:style style:name="T38" style:family="text">
      <style:text-properties style:font-name="Tahoma" fo:font-size="9pt" fo:letter-spacing="0.004cm" style:font-size-asian="9pt" style:text-scale="116%"/>
    </style:style>
    <style:style style:name="T39" style:family="text">
      <style:text-properties style:font-name="Tahoma" fo:font-size="9pt" fo:letter-spacing="0.004cm" style:font-size-asian="9pt" style:text-scale="120%"/>
    </style:style>
    <style:style style:name="T40" style:family="text">
      <style:text-properties style:font-name="Tahoma" fo:font-size="9pt" fo:letter-spacing="0.004cm" style:font-size-asian="9pt" style:text-scale="115%"/>
    </style:style>
    <style:style style:name="T41" style:family="text">
      <style:text-properties style:font-name="Tahoma" fo:font-size="9pt" fo:letter-spacing="0.004cm" style:font-size-asian="9pt" style:text-scale="113%"/>
    </style:style>
    <style:style style:name="T42" style:family="text">
      <style:text-properties style:font-name="Tahoma" fo:font-size="9pt" fo:letter-spacing="0.004cm" style:font-size-asian="9pt" style:text-scale="104%"/>
    </style:style>
    <style:style style:name="T43" style:family="text">
      <style:text-properties style:font-name="Tahoma" fo:font-size="9pt" fo:letter-spacing="0.004cm" style:font-size-asian="9pt" style:text-scale="103%"/>
    </style:style>
    <style:style style:name="T44" style:family="text">
      <style:text-properties style:font-name="Tahoma" fo:font-size="9pt" fo:letter-spacing="0.004cm" fo:language="pt" fo:country="BR" style:font-size-asian="9pt"/>
    </style:style>
    <style:style style:name="T45" style:family="text">
      <style:text-properties style:font-name="Tahoma" fo:font-size="9pt" fo:letter-spacing="0.004cm" fo:language="pt" fo:country="BR" style:font-size-asian="9pt" style:text-scale="103%"/>
    </style:style>
    <style:style style:name="T46" style:family="text">
      <style:text-properties style:font-name="Tahoma" fo:font-size="9pt" fo:letter-spacing="0.004cm" fo:language="pt" fo:country="BR" style:font-size-asian="9pt" style:text-scale="104%"/>
    </style:style>
    <style:style style:name="T47" style:family="text">
      <style:text-properties style:font-name="Tahoma" fo:font-size="9pt" fo:letter-spacing="-0.002cm" style:font-size-asian="9pt" style:text-scale="116%"/>
    </style:style>
    <style:style style:name="T48" style:family="text">
      <style:text-properties style:font-name="Tahoma" fo:font-size="9pt" fo:letter-spacing="-0.002cm" style:font-size-asian="9pt" style:text-scale="118%"/>
    </style:style>
    <style:style style:name="T49" style:family="text">
      <style:text-properties style:font-name="Tahoma" fo:font-size="9pt" fo:letter-spacing="-0.002cm" style:font-size-asian="9pt" style:text-scale="124%"/>
    </style:style>
    <style:style style:name="T50" style:family="text">
      <style:text-properties style:font-name="Tahoma" fo:font-size="9pt" fo:letter-spacing="-0.002cm" style:font-size-asian="9pt" style:text-scale="113%"/>
    </style:style>
    <style:style style:name="T51" style:family="text">
      <style:text-properties style:font-name="Tahoma" fo:font-size="9pt" fo:letter-spacing="-0.002cm" style:font-size-asian="9pt" style:text-scale="115%"/>
    </style:style>
    <style:style style:name="T52" style:family="text">
      <style:text-properties style:font-name="Tahoma" fo:font-size="9pt" fo:letter-spacing="-0.002cm" style:font-size-asian="9pt" style:text-scale="103%"/>
    </style:style>
    <style:style style:name="T53" style:family="text">
      <style:text-properties style:font-name="Tahoma" fo:font-size="9pt" fo:letter-spacing="-0.002cm" style:font-size-asian="9pt" style:text-scale="104%"/>
    </style:style>
    <style:style style:name="T54" style:family="text">
      <style:text-properties style:font-name="Tahoma" fo:font-size="9pt" fo:letter-spacing="-0.002cm" style:font-size-asian="9pt" style:text-scale="117%"/>
    </style:style>
    <style:style style:name="T55" style:family="text">
      <style:text-properties style:font-name="Tahoma" fo:font-size="9pt" fo:letter-spacing="-0.002cm" fo:language="pt" fo:country="BR" style:font-size-asian="9pt"/>
    </style:style>
    <style:style style:name="T56" style:family="text">
      <style:text-properties style:font-name="Tahoma" fo:font-size="9pt" fo:letter-spacing="-0.002cm" fo:language="pt" fo:country="BR" style:font-size-asian="9pt" style:text-scale="104%"/>
    </style:style>
    <style:style style:name="T57" style:family="text">
      <style:text-properties style:font-name="Tahoma" fo:font-size="9pt" fo:letter-spacing="-0.002cm" fo:language="pt" fo:country="BR" style:font-size-asian="9pt" style:text-scale="103%"/>
    </style:style>
    <style:style style:name="T58" style:family="text">
      <style:text-properties style:font-name="Tahoma" fo:font-size="9pt" fo:letter-spacing="-0.002cm" fo:language="pt" fo:country="BR" style:font-size-asian="9pt" style:text-scale="120%"/>
    </style:style>
    <style:style style:name="T59" style:family="text">
      <style:text-properties style:font-name="Tahoma" fo:font-size="9pt" fo:letter-spacing="-0.004cm" style:font-size-asian="9pt" style:text-scale="116%"/>
    </style:style>
    <style:style style:name="T60" style:family="text">
      <style:text-properties style:font-name="Tahoma" fo:font-size="9pt" fo:letter-spacing="-0.004cm" style:font-size-asian="9pt" style:text-scale="134%"/>
    </style:style>
    <style:style style:name="T61" style:family="text">
      <style:text-properties style:font-name="Tahoma" fo:font-size="9pt" fo:letter-spacing="-0.004cm" style:font-size-asian="9pt" style:text-scale="118%"/>
    </style:style>
    <style:style style:name="T62" style:family="text">
      <style:text-properties style:font-name="Tahoma" fo:font-size="9pt" fo:letter-spacing="-0.004cm" style:font-size-asian="9pt" style:text-scale="103%"/>
    </style:style>
    <style:style style:name="T63" style:family="text">
      <style:text-properties style:font-name="Tahoma" fo:font-size="9pt" fo:letter-spacing="-0.004cm" fo:language="pt" fo:country="BR" style:font-size-asian="9pt" style:text-scale="104%"/>
    </style:style>
    <style:style style:name="T64" style:family="text">
      <style:text-properties style:font-name="Tahoma" fo:font-size="9pt" fo:letter-spacing="-0.004cm" fo:language="pt" fo:country="BR" style:font-size-asian="9pt" style:text-scale="103%"/>
    </style:style>
    <style:style style:name="T65" style:family="text">
      <style:text-properties style:font-name="Tahoma" fo:font-size="9pt" fo:letter-spacing="0.023cm" fo:language="pt" fo:country="BR" style:font-size-asian="9pt"/>
    </style:style>
    <style:style style:name="T66" style:family="text">
      <style:text-properties style:font-name="Tahoma" fo:font-size="9pt" fo:letter-spacing="-0.005cm" fo:language="pt" fo:country="BR" style:font-size-asian="9pt" style:text-scale="104%"/>
    </style:style>
    <style:style style:name="T67" style:family="text">
      <style:text-properties style:font-name="Tahoma" fo:font-size="9pt" fo:letter-spacing="-0.005cm" fo:language="pt" fo:country="BR" style:font-size-asian="9pt" style:text-scale="103%"/>
    </style:style>
    <style:style style:name="T68" style:family="text">
      <style:text-properties style:font-name="Tahoma" fo:font-size="9pt" fo:letter-spacing="0.002cm" style:font-size-asian="9pt"/>
    </style:style>
    <style:style style:name="T69" style:family="text">
      <style:text-properties style:font-name="Tahoma" fo:font-size="9pt" fo:letter-spacing="0.002cm" style:font-size-asian="9pt" style:text-scale="121%"/>
    </style:style>
    <style:style style:name="T70" style:family="text">
      <style:text-properties style:font-name="Tahoma" fo:font-size="9pt" fo:letter-spacing="0.002cm" style:font-size-asian="9pt" style:text-scale="104%"/>
    </style:style>
    <style:style style:name="T71" style:family="text">
      <style:text-properties style:font-name="Tahoma" fo:font-size="9pt" fo:letter-spacing="0.002cm" fo:language="pt" fo:country="BR" style:font-size-asian="9pt"/>
    </style:style>
    <style:style style:name="T72" style:family="text">
      <style:text-properties style:font-name="Tahoma" fo:font-size="9pt" fo:letter-spacing="0.002cm" fo:language="pt" fo:country="BR" style:font-size-asian="9pt" style:text-scale="103%"/>
    </style:style>
    <style:style style:name="T73" style:family="text">
      <style:text-properties style:font-name="Tahoma" fo:font-size="9pt" fo:letter-spacing="0.002cm" fo:language="pt" fo:country="BR" style:font-size-asian="9pt" style:text-scale="104%"/>
    </style:style>
    <style:style style:name="T74" style:family="text">
      <style:text-properties style:font-name="Tahoma" fo:font-size="9pt" fo:letter-spacing="0.025cm" fo:language="pt" fo:country="BR" style:font-size-asian="9pt"/>
    </style:style>
    <style:style style:name="T75" style:family="text">
      <style:text-properties style:font-name="Tahoma" fo:font-size="9pt" fo:letter-spacing="0.019cm" fo:language="pt" fo:country="BR" style:font-size-asian="9pt"/>
    </style:style>
    <style:style style:name="T76" style:family="text">
      <style:text-properties style:font-name="Tahoma" fo:font-size="9pt" fo:letter-spacing="0.026cm" fo:language="pt" fo:country="BR" style:font-size-asian="9pt"/>
    </style:style>
    <style:style style:name="T77" style:family="text">
      <style:text-properties style:font-name="Tahoma" fo:font-size="9pt" fo:letter-spacing="-0.046cm" fo:language="pt" fo:country="BR" style:font-size-asian="9pt"/>
    </style:style>
    <style:style style:name="T78" style:family="text">
      <style:text-properties style:font-name="Tahoma" fo:font-size="9pt" fo:letter-spacing="0.005cm" style:font-size-asian="9pt"/>
    </style:style>
    <style:style style:name="T79" style:family="text">
      <style:text-properties style:font-name="Tahoma" fo:font-size="9pt" fo:letter-spacing="0.005cm" style:font-size-asian="9pt" style:text-scale="121%"/>
    </style:style>
    <style:style style:name="T80" style:family="text">
      <style:text-properties style:font-name="Tahoma" fo:font-size="9pt" fo:letter-spacing="0.005cm" style:font-size-asian="9pt" style:text-scale="120%"/>
    </style:style>
    <style:style style:name="T81" style:family="text">
      <style:text-properties style:font-name="Tahoma" fo:font-size="9pt" fo:letter-spacing="0.005cm" style:font-size-asian="9pt" style:text-scale="109%"/>
    </style:style>
    <style:style style:name="T82" style:family="text">
      <style:text-properties style:font-name="Tahoma" fo:font-size="9pt" fo:letter-spacing="0.005cm" fo:language="pt" fo:country="BR" style:font-size-asian="9pt"/>
    </style:style>
    <style:style style:name="T83" style:family="text">
      <style:text-properties style:font-name="Tahoma" fo:font-size="9pt" fo:letter-spacing="0.005cm" fo:language="pt" fo:country="BR" style:font-size-asian="9pt" style:text-scale="103%"/>
    </style:style>
    <style:style style:name="T84" style:family="text">
      <style:text-properties style:font-name="Tahoma" fo:font-size="9pt" fo:letter-spacing="0.005cm" fo:language="pt" fo:country="BR" style:font-size-asian="9pt" style:text-scale="104%"/>
    </style:style>
    <style:style style:name="T85" style:family="text">
      <style:text-properties style:font-name="Tahoma" fo:font-size="9pt" fo:letter-spacing="0.049cm" fo:language="pt" fo:country="BR" style:font-size-asian="9pt"/>
    </style:style>
    <style:style style:name="T86" style:family="text">
      <style:text-properties style:font-name="Tahoma" fo:font-size="9pt" fo:letter-spacing="-0.042cm" fo:language="pt" fo:country="BR" style:font-size-asian="9pt"/>
    </style:style>
    <style:style style:name="T87" style:family="text">
      <style:text-properties style:font-name="Tahoma" fo:font-size="9pt" fo:letter-spacing="-0.044cm" fo:language="pt" fo:country="BR" style:font-size-asian="9pt"/>
    </style:style>
    <style:style style:name="T88" style:family="text">
      <style:text-properties style:font-name="Tahoma" fo:font-size="9pt" fo:letter-spacing="-0.049cm" fo:language="pt" fo:country="BR" style:font-size-asian="9pt"/>
    </style:style>
    <style:style style:name="T89" style:family="text">
      <style:text-properties style:font-name="Tahoma" fo:font-size="9pt" fo:letter-spacing="-0.041cm" fo:language="pt" fo:country="BR" style:font-size-asian="9pt"/>
    </style:style>
    <style:style style:name="T90" style:family="text">
      <style:text-properties style:font-name="Tahoma" fo:font-size="9pt" fo:letter-spacing="0.007cm" style:font-size-asian="9pt"/>
    </style:style>
    <style:style style:name="T91" style:family="text">
      <style:text-properties style:font-name="Tahoma" fo:font-size="9pt" fo:letter-spacing="0.007cm" style:font-size-asian="9pt" style:text-scale="120%"/>
    </style:style>
    <style:style style:name="T92" style:family="text">
      <style:text-properties style:font-name="Tahoma" fo:font-size="9pt" fo:letter-spacing="0.007cm" style:font-size-asian="9pt" style:text-scale="116%"/>
    </style:style>
    <style:style style:name="T93" style:family="text">
      <style:text-properties style:font-name="Tahoma" fo:font-size="9pt" fo:letter-spacing="0.007cm" fo:language="pt" fo:country="BR" style:font-size-asian="9pt"/>
    </style:style>
    <style:style style:name="T94" style:family="text">
      <style:text-properties style:font-name="Tahoma" fo:font-size="9pt" fo:letter-spacing="0.007cm" fo:language="pt" fo:country="BR" style:font-size-asian="9pt" style:text-scale="103%"/>
    </style:style>
    <style:style style:name="T95" style:family="text">
      <style:text-properties style:font-name="Tahoma" fo:font-size="9pt" fo:letter-spacing="-0.007cm" style:font-size-asian="9pt" style:text-scale="118%"/>
    </style:style>
    <style:style style:name="T96" style:family="text">
      <style:text-properties style:font-name="Tahoma" fo:font-size="9pt" fo:letter-spacing="-0.012cm" fo:language="pt" fo:country="BR" style:font-size-asian="9pt" style:text-scale="120%"/>
    </style:style>
    <style:style style:name="T97" style:family="text">
      <style:text-properties style:font-name="Tahoma" fo:font-size="9pt" fo:letter-spacing="-0.071cm" fo:language="pt" fo:country="BR" style:font-size-asian="9pt" style:text-scale="120%"/>
    </style:style>
    <style:style style:name="T98" style:family="text">
      <style:text-properties style:font-name="Tahoma" fo:font-size="9pt" fo:letter-spacing="-0.034cm" fo:language="pt" fo:country="BR" style:font-size-asian="9pt" style:text-scale="105%"/>
    </style:style>
    <style:style style:name="T99" style:family="text">
      <style:text-properties style:font-name="Tahoma" fo:font-size="8.5pt" fo:language="pt" fo:country="BR" style:font-name-asian="Tahoma1" style:font-size-asian="8.5pt" style:font-name-complex="Tahoma1" style:font-size-complex="8.5pt"/>
    </style:style>
    <style:style style:name="T100" style:family="text">
      <style:text-properties style:font-name="Tahoma" fo:font-size="8.5pt" fo:letter-spacing="-0.019cm" fo:language="pt" fo:country="BR" style:font-name-asian="Tahoma1" style:font-size-asian="8.5pt" style:font-name-complex="Tahoma1" style:font-size-complex="8.5pt"/>
    </style:style>
    <style:style style:name="T101" style:family="text">
      <style:text-properties style:font-name="Tahoma" fo:font-size="8.5pt" fo:letter-spacing="-0.021cm" fo:language="pt" fo:country="BR" style:font-name-asian="Tahoma1" style:font-size-asian="8.5pt" style:font-name-complex="Tahoma1" style:font-size-complex="8.5pt"/>
    </style:style>
    <style:style style:name="T102" style:family="text">
      <style:text-properties style:font-name="Tahoma" fo:font-size="8.5pt" fo:letter-spacing="-0.023cm" fo:language="pt" fo:country="BR" style:font-name-asian="Tahoma1" style:font-size-asian="8.5pt" style:font-name-complex="Tahoma1" style:font-size-complex="8.5pt"/>
    </style:style>
    <style:style style:name="T103" style:family="text">
      <style:text-properties fo:language="pt" fo:country="BR"/>
    </style:style>
    <style:style style:name="T104" style:family="text">
      <style:text-properties fo:language="pt" fo:country="BR" officeooo:rsid="0002d062"/>
    </style:style>
    <style:style style:name="T105" style:family="text">
      <style:text-properties fo:color="#ff0000" style:font-name="Tahoma" fo:font-size="9pt" fo:letter-spacing="0.023cm" fo:language="pt" fo:country="BR" style:font-size-asian="9pt"/>
    </style:style>
    <style:style style:name="T106" style:family="text">
      <style:text-properties fo:color="#ff0000" style:font-name="Tahoma" fo:font-size="9pt" fo:language="pt" fo:country="BR" style:font-size-asian="9pt"/>
    </style:style>
    <style:style style:name="T107" style:family="text">
      <style:text-properties fo:color="#ff0000" style:font-name="Tahoma" fo:font-size="9pt" fo:language="pt" fo:country="BR" style:font-size-asian="9pt" style:text-scale="120%"/>
    </style:style>
    <style:style style:name="T108" style:family="text">
      <style:text-properties fo:color="#ff0000" style:font-name="Tahoma" fo:font-size="9pt" fo:language="pt" fo:country="BR" style:font-size-asian="9pt" style:text-scale="130%"/>
    </style:style>
    <style:style style:name="T109" style:family="text">
      <style:text-properties fo:color="#ff0000" style:font-name="Tahoma" fo:font-size="9pt" fo:language="pt" fo:country="BR" style:font-size-asian="9pt" style:text-scale="105%"/>
    </style:style>
    <style:style style:name="T110" style:family="text">
      <style:text-properties fo:color="#ff0000" style:font-name="Tahoma" fo:font-size="9pt" fo:letter-spacing="-0.012cm" fo:language="pt" fo:country="BR" style:font-size-asian="9pt" style:text-scale="120%"/>
    </style:style>
    <style:style style:name="T111" style:family="text">
      <style:text-properties fo:color="#ff0000" style:font-name="Tahoma" fo:font-size="9pt" fo:letter-spacing="-0.053cm" fo:language="pt" fo:country="BR" style:font-size-asian="9pt" style:text-scale="105%"/>
    </style:style>
    <style:style style:name="T112" style:family="text">
      <style:text-properties fo:color="#ff0000" style:font-name="Tahoma" fo:font-size="9pt" fo:letter-spacing="-0.048cm" fo:language="pt" fo:country="BR" style:font-size-asian="9pt" style:text-scale="105%"/>
    </style:style>
    <style:style style:name="T113" style:family="text">
      <style:text-properties fo:color="#ff0000" style:font-name="Tahoma" fo:font-size="9pt" fo:letter-spacing="-0.046cm" fo:language="pt" fo:country="BR" style:font-size-asian="9pt" style:text-scale="105%"/>
    </style:style>
    <style:style style:name="T114" style:family="text">
      <style:text-properties fo:color="#ff0000" style:font-name="Tahoma" fo:font-size="9pt" fo:letter-spacing="-0.062cm" fo:language="pt" fo:country="BR" style:font-size-asian="9pt" style:text-scale="105%"/>
    </style:style>
    <style:style style:name="T115" style:family="text">
      <style:text-properties fo:color="#ff0000" style:font-name="Tahoma" fo:font-size="9pt" fo:letter-spacing="-0.035cm" fo:language="pt" fo:country="BR" style:font-size-asian="9pt" style:text-scale="105%"/>
    </style:style>
    <style:style style:name="T116" style:family="text">
      <style:text-properties fo:color="#ff0000" style:font-name="Tahoma" fo:font-size="9pt" fo:letter-spacing="-0.044cm" fo:language="pt" fo:country="BR" style:font-size-asian="9pt" style:text-scale="105%"/>
    </style:style>
    <style:style style:name="T117" style:family="text">
      <style:text-properties fo:color="#ff0000" style:font-name="Tahoma" fo:font-size="9pt" fo:letter-spacing="-0.002cm" fo:language="pt" fo:country="BR" style:font-size-asian="9pt" style:text-scale="120%"/>
    </style:style>
    <style:style style:name="T118" style:family="text">
      <style:text-properties style:font-name="Microsoft New Tai Lue" fo:font-size="8.5pt" fo:language="pt" fo:country="BR" style:font-name-asian="Microsoft New Tai Lue2" style:font-size-asian="8.5pt" style:font-name-complex="Microsoft New Tai Lue2" style:font-size-complex="8.5pt"/>
    </style:style>
    <style:style style:name="T119" style:family="text">
      <style:text-properties style:font-name="Microsoft New Tai Lue" fo:font-size="8.5pt" fo:letter-spacing="-0.011cm" fo:language="pt" fo:country="BR" style:font-name-asian="Microsoft New Tai Lue2" style:font-size-asian="8.5pt" style:font-name-complex="Microsoft New Tai Lue2" style:font-size-complex="8.5pt"/>
    </style:style>
    <style:style style:name="T120" style:family="text">
      <style:text-properties style:font-name="Microsoft New Tai Lue" fo:font-size="8.5pt" fo:letter-spacing="-0.007cm" fo:language="pt" fo:country="BR" style:font-name-asian="Microsoft New Tai Lue2" style:font-size-asian="8.5pt" style:font-name-complex="Microsoft New Tai Lue2" style:font-size-complex="8.5pt"/>
    </style:style>
    <style:style style:name="T121" style:family="text">
      <style:text-properties officeooo:rsid="0002d062"/>
    </style:style>
    <style:style style:name="T122" style:family="text">
      <style:text-properties officeooo:rsid="00040dbc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none" svg:stroke-width="0cm" draw:fill="solid" draw:fill-color="#e6e6e6" fo:min-height="0.402cm" fo:min-width="0.169cm" style:run-through="background"/>
    </style:style>
    <style:style style:name="gr4" style:family="graphic">
      <style:graphic-properties draw:stroke="none" svg:stroke-width="0cm" draw:fill="solid" draw:fill-color="#e6e6e6" fo:min-height="0.402cm" fo:min-width="0.175cm" style:run-through="background"/>
    </style:style>
    <style:style style:name="gr5" style:family="graphic">
      <style:graphic-properties draw:stroke="none" svg:stroke-width="0cm" draw:fill="solid" draw:fill-color="#e6e6e6" fo:min-height="0.402cm" fo:min-width="14.746cm" style:run-through="background"/>
    </style:style>
    <style:style style:name="gr6" style:family="graphic">
      <style:graphic-properties draw:stroke="solid" svg:stroke-width="0.018cm" svg:stroke-color="#000000" draw:stroke-linejoin="round" draw:fill="none" fo:min-height="0.004cm" fo:min-width="15.088cm" fo:padding-top="0.009cm" fo:padding-bottom="0.009cm" fo:padding-left="0.009cm" fo:padding-right="0.009cm" style:run-through="background"/>
    </style:style>
    <style:style style:name="gr7" style:family="graphic">
      <style:graphic-properties draw:stroke="solid" svg:stroke-width="0.018cm" svg:stroke-color="#000000" draw:stroke-linejoin="round" draw:fill="none" fo:min-height="2.452cm" fo:min-width="0.004cm" fo:padding-top="0.009cm" fo:padding-bottom="0.009cm" fo:padding-left="0.009cm" fo:padding-right="0.009cm" style:run-through="background"/>
    </style:style>
    <style:style style:name="gr8" style:family="graphic">
      <style:graphic-properties draw:stroke="solid" svg:stroke-width="0.012cm" svg:stroke-color="#000000" draw:stroke-linejoin="round" draw:fill="none" fo:min-height="0.004cm" fo:min-width="15.088cm" fo:padding-top="0.005cm" fo:padding-bottom="0.005cm" fo:padding-left="0.005cm" fo:padding-right="0.005cm" style:run-through="background"/>
    </style:style>
    <style:style style:name="gr9" style:family="graphic">
      <style:graphic-properties draw:stroke="solid" svg:stroke-width="0.012cm" svg:stroke-color="#000000" draw:stroke-linejoin="round" draw:fill="none" fo:min-height="2.452cm" fo:min-width="0.004cm" fo:padding-top="0.005cm" fo:padding-bottom="0.005cm" fo:padding-left="0.005cm" fo:padding-right="0.005cm" style:run-through="background"/>
    </style:style>
    <style:style style:name="gr10" style:family="graphic">
      <style:graphic-properties draw:stroke="none" svg:stroke-width="0cm" draw:fill="solid" draw:fill-color="#e6e6e6" fo:min-height="0.399cm" fo:min-width="0.169cm" style:run-through="background"/>
    </style:style>
    <style:style style:name="gr11" style:family="graphic">
      <style:graphic-properties draw:stroke="none" svg:stroke-width="0cm" draw:fill="solid" draw:fill-color="#e6e6e6" fo:min-height="0.399cm" fo:min-width="0.175cm" style:run-through="background"/>
    </style:style>
    <style:style style:name="gr12" style:family="graphic">
      <style:graphic-properties draw:stroke="none" svg:stroke-width="0cm" draw:fill="solid" draw:fill-color="#e6e6e6" fo:min-height="0.399cm" fo:min-width="14.746cm" style:run-through="background"/>
    </style:style>
    <style:style style:name="gr13" style:family="graphic">
      <style:graphic-properties draw:stroke="solid" svg:stroke-width="0.018cm" svg:stroke-color="#000000" draw:stroke-linejoin="round" draw:fill="none" fo:min-height="6.909cm" fo:min-width="0.004cm" fo:padding-top="0.009cm" fo:padding-bottom="0.009cm" fo:padding-left="0.009cm" fo:padding-right="0.009cm" style:run-through="background"/>
    </style:style>
    <style:style style:name="gr14" style:family="graphic">
      <style:graphic-properties draw:stroke="solid" svg:stroke-width="0.012cm" svg:stroke-color="#000000" draw:stroke-linejoin="round" draw:fill="none" fo:min-height="6.909cm" fo:min-width="0.004cm" fo:padding-top="0.005cm" fo:padding-bottom="0.005cm" fo:padding-left="0.005cm" fo:padding-right="0.005cm" style:run-through="background"/>
    </style:style>
    <style:style style:name="gr15" style:family="graphic">
      <style:graphic-properties draw:stroke="solid" svg:stroke-width="0.018cm" svg:stroke-color="#000000" draw:stroke-linejoin="round" draw:fill="none" fo:min-height="5.694cm" fo:min-width="0.004cm" fo:padding-top="0.009cm" fo:padding-bottom="0.009cm" fo:padding-left="0.009cm" fo:padding-right="0.009cm" style:run-through="background"/>
    </style:style>
    <style:style style:name="gr16" style:family="graphic">
      <style:graphic-properties draw:stroke="solid" svg:stroke-width="0.012cm" svg:stroke-color="#000000" draw:stroke-linejoin="round" draw:fill="none" fo:min-height="5.694cm" fo:min-width="0.004cm" fo:padding-top="0.005cm" fo:padding-bottom="0.005cm" fo:padding-left="0.005cm" fo:padding-right="0.005cm" style:run-through="background"/>
    </style:style>
    <style:style style:name="gr17" style:family="graphic">
      <style:graphic-properties draw:stroke="solid" svg:stroke-width="0.018cm" svg:stroke-color="#000000" draw:stroke-linejoin="round" draw:fill="none" fo:min-height="0.852cm" fo:min-width="0.004cm" fo:padding-top="0.009cm" fo:padding-bottom="0.009cm" fo:padding-left="0.009cm" fo:padding-right="0.009cm" style:run-through="background"/>
    </style:style>
    <style:style style:name="gr18" style:family="graphic">
      <style:graphic-properties draw:stroke="solid" svg:stroke-width="0.012cm" svg:stroke-color="#000000" draw:stroke-linejoin="round" draw:fill="none" fo:min-height="0.852cm" fo:min-width="0.004cm" fo:padding-top="0.005cm" fo:padding-bottom="0.005cm" fo:padding-left="0.005cm" fo:padding-right="0.005cm" style:run-through="background"/>
    </style:style>
    <style:style style:name="gr19" style:family="graphic">
      <style:graphic-properties draw:stroke="solid" svg:stroke-width="0.007cm" svg:stroke-color="#e6e6e6" draw:stroke-linejoin="round" draw:fill="none" fo:min-height="0.004cm" fo:min-width="15.088cm" fo:padding-top="0.004cm" fo:padding-bottom="0.004cm" fo:padding-left="0.004cm" fo:padding-right="0.004cm" style:run-through="background"/>
    </style:style>
    <style:style style:name="gr20" style:family="graphic">
      <style:graphic-properties draw:stroke="none" svg:stroke-width="0cm" draw:fill="solid" draw:fill-color="#e6e6e6" fo:min-height="0.395cm" fo:min-width="0.169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7"><draw:g text:anchor-type="char" draw:z-index="0" draw:style-name="gr1"><draw:g draw:style-name="gr2"><draw:custom-shape draw:style-name="gr3" svg:width="0.17cm" svg:height="0.403cm" svg:x="0.018cm" svg:y="0.025cm"><text:p/><draw:enhanced-geometry draw:type="0"/></draw:custom-shape></draw:g><draw:g draw:style-name="gr2"><draw:custom-shape draw:style-name="gr4" svg:width="0.175cm" svg:height="0.403cm" svg:x="14.932cm" svg:y="0.025cm"><text:p/><draw:enhanced-geometry draw:type="0"/></draw:custom-shape></draw:g><draw:g draw:style-name="gr2"><draw:custom-shape draw:style-name="gr5" svg:width="14.747cm" svg:height="0.403cm" svg:x="0.187cm" svg:y="0.025cm"><text:p/><draw:enhanced-geometry draw:type="0"/></draw:custom-shape></draw:g><draw:g draw:style-name="gr2"><draw:custom-shape draw:style-name="gr6" svg:width="15.089cm" svg:height="0.004cm" svg:x="0.018cm" svg:y="0.018cm"><text:p/><draw:enhanced-geometry draw:type="0"/></draw:custom-shape></draw:g><draw:g draw:style-name="gr2"><draw:custom-shape draw:style-name="gr6" svg:width="15.089cm" svg:height="0.004cm" svg:x="0.018cm" svg:y="0.436cm"><text:p/><draw:enhanced-geometry draw:type="0"/></draw:custom-shape></draw:g><draw:g draw:style-name="gr2"><draw:custom-shape draw:style-name="gr7" svg:width="0.004cm" svg:height="2.453cm" svg:x="0.009cm" svg:y="0.009cm"><text:p/><draw:enhanced-geometry draw:type="0"/></draw:custom-shape></draw:g><draw:g draw:style-name="gr2"><draw:custom-shape draw:style-name="gr8" svg:width="15.089cm" svg:height="0.004cm" svg:x="0.018cm" svg:y="2.454cm"><text:p/><draw:enhanced-geometry draw:type="0"/></draw:custom-shape></draw:g><draw:g draw:style-name="gr2"><draw:custom-shape draw:style-name="gr9" svg:width="0.004cm" svg:height="2.453cm" svg:x="15.111cm" svg:y="0.009cm"><text:p/><draw:enhanced-geometry draw:type="0"/></draw:custom-shape></draw:g></draw:g><draw:g text:anchor-type="char" draw:z-index="1" draw:style-name="gr1"><draw:g draw:style-name="gr2"><draw:custom-shape draw:style-name="gr10" svg:width="0.17cm" svg:height="0.399cm" svg:x="0.018cm" svg:y="0.025cm"><text:p/><draw:enhanced-geometry draw:type="0"/></draw:custom-shape></draw:g><draw:g draw:style-name="gr2"><draw:custom-shape draw:style-name="gr11" svg:width="0.175cm" svg:height="0.399cm" svg:x="14.932cm" svg:y="0.025cm"><text:p/><draw:enhanced-geometry draw:type="0"/></draw:custom-shape></draw:g><draw:g draw:style-name="gr2"><draw:custom-shape draw:style-name="gr12" svg:width="14.747cm" svg:height="0.399cm" svg:x="0.187cm" svg:y="0.025cm"><text:p/><draw:enhanced-geometry draw:type="0"/></draw:custom-shape></draw:g><draw:g draw:style-name="gr2"><draw:custom-shape draw:style-name="gr6" svg:width="15.089cm" svg:height="0.004cm" svg:x="0.018cm" svg:y="0.018cm"><text:p/><draw:enhanced-geometry draw:type="0"/></draw:custom-shape></draw:g><draw:g draw:style-name="gr2"><draw:custom-shape draw:style-name="gr6" svg:width="15.089cm" svg:height="0.004cm" svg:x="0.018cm" svg:y="0.432cm"><text:p/><draw:enhanced-geometry draw:type="0"/></draw:custom-shape></draw:g><draw:g draw:style-name="gr2"><draw:custom-shape draw:style-name="gr13" svg:width="0.004cm" svg:height="6.91cm" svg:x="0.009cm" svg:y="0.009cm"><text:p/><draw:enhanced-geometry draw:type="0"/></draw:custom-shape></draw:g><draw:g draw:style-name="gr2"><draw:custom-shape draw:style-name="gr6" svg:width="15.089cm" svg:height="0.004cm" svg:x="0.018cm" svg:y="6.909cm"><text:p/><draw:enhanced-geometry draw:type="0"/></draw:custom-shape></draw:g><draw:g draw:style-name="gr2"><draw:custom-shape draw:style-name="gr14" svg:width="0.004cm" svg:height="6.91cm" svg:x="15.111cm" svg:y="0.009cm"><text:p/><draw:enhanced-geometry draw:type="0"/></draw:custom-shape></draw:g></draw:g><draw:g text:anchor-type="char" draw:z-index="2" draw:style-name="gr1"><draw:g draw:style-name="gr2"><draw:custom-shape draw:style-name="gr3" svg:width="0.17cm" svg:height="0.403cm" svg:x="0.018cm" svg:y="0.025cm"><text:p/><draw:enhanced-geometry draw:type="0"/></draw:custom-shape></draw:g><draw:g draw:style-name="gr2"><draw:custom-shape draw:style-name="gr4" svg:width="0.175cm" svg:height="0.403cm" svg:x="14.932cm" svg:y="0.025cm"><text:p/><draw:enhanced-geometry draw:type="0"/></draw:custom-shape></draw:g><draw:g draw:style-name="gr2"><draw:custom-shape draw:style-name="gr5" svg:width="14.747cm" svg:height="0.403cm" svg:x="0.187cm" svg:y="0.025cm"><text:p/><draw:enhanced-geometry draw:type="0"/></draw:custom-shape></draw:g><draw:g draw:style-name="gr2"><draw:custom-shape draw:style-name="gr6" svg:width="15.089cm" svg:height="0.004cm" svg:x="0.018cm" svg:y="0.018cm"><text:p/><draw:enhanced-geometry draw:type="0"/></draw:custom-shape></draw:g><draw:g draw:style-name="gr2"><draw:custom-shape draw:style-name="gr6" svg:width="15.089cm" svg:height="0.004cm" svg:x="0.018cm" svg:y="0.436cm"><text:p/><draw:enhanced-geometry draw:type="0"/></draw:custom-shape></draw:g><draw:g draw:style-name="gr2"><draw:custom-shape draw:style-name="gr15" svg:width="0.004cm" svg:height="5.695cm" svg:x="0.009cm" svg:y="0.009cm"><text:p/><draw:enhanced-geometry draw:type="0"/></draw:custom-shape></draw:g><draw:g draw:style-name="gr2"><draw:custom-shape draw:style-name="gr8" svg:width="15.089cm" svg:height="0.004cm" svg:x="0.018cm" svg:y="5.696cm"><text:p/><draw:enhanced-geometry draw:type="0"/></draw:custom-shape></draw:g><draw:g draw:style-name="gr2"><draw:custom-shape draw:style-name="gr16" svg:width="0.004cm" svg:height="5.695cm" svg:x="15.111cm" svg:y="0.009cm"><text:p/><draw:enhanced-geometry draw:type="0"/></draw:custom-shape></draw:g></draw:g><draw:g text:anchor-type="char" draw:z-index="3" draw:style-name="gr1"><draw:g draw:style-name="gr2"><draw:custom-shape draw:style-name="gr10" svg:width="0.17cm" svg:height="0.399cm" svg:x="0.018cm" svg:y="0.025cm"><text:p/><draw:enhanced-geometry draw:type="0"/></draw:custom-shape></draw:g><draw:g draw:style-name="gr2"><draw:custom-shape draw:style-name="gr11" svg:width="0.175cm" svg:height="0.399cm" svg:x="14.932cm" svg:y="0.025cm"><text:p/><draw:enhanced-geometry draw:type="0"/></draw:custom-shape></draw:g><draw:g draw:style-name="gr2"><draw:custom-shape draw:style-name="gr12" svg:width="14.747cm" svg:height="0.399cm" svg:x="0.187cm" svg:y="0.025cm"><text:p/><draw:enhanced-geometry draw:type="0"/></draw:custom-shape></draw:g><draw:g draw:style-name="gr2"><draw:custom-shape draw:style-name="gr6" svg:width="15.089cm" svg:height="0.004cm" svg:x="0.018cm" svg:y="0.018cm"><text:p/><draw:enhanced-geometry draw:type="0"/></draw:custom-shape></draw:g><draw:g draw:style-name="gr2"><draw:custom-shape draw:style-name="gr6" svg:width="15.089cm" svg:height="0.004cm" svg:x="0.018cm" svg:y="0.432cm"><text:p/><draw:enhanced-geometry draw:type="0"/></draw:custom-shape></draw:g><draw:g draw:style-name="gr2"><draw:custom-shape draw:style-name="gr17" svg:width="0.004cm" svg:height="0.853cm" svg:x="0.009cm" svg:y="0.009cm"><text:p/><draw:enhanced-geometry draw:type="0"/></draw:custom-shape></draw:g><draw:g draw:style-name="gr2"><draw:custom-shape draw:style-name="gr6" svg:width="15.089cm" svg:height="0.004cm" svg:x="0.018cm" svg:y="0.85cm"><text:p/><draw:enhanced-geometry draw:type="0"/></draw:custom-shape></draw:g><draw:g draw:style-name="gr2"><draw:custom-shape draw:style-name="gr18" svg:width="0.004cm" svg:height="0.853cm" svg:x="15.111cm" svg:y="0.009cm"><text:p/><draw:enhanced-geometry draw:type="0"/></draw:custom-shape></draw:g></draw:g><draw:g text:anchor-type="char" draw:z-index="4" draw:style-name="gr1"><draw:g draw:style-name="gr2"><draw:custom-shape draw:style-name="gr19" svg:width="15.089cm" svg:height="0.004cm" svg:x="0.018cm" svg:y="0.422cm"><text:p/><draw:enhanced-geometry draw:type="0"/></draw:custom-shape></draw:g><draw:g draw:style-name="gr2"><draw:custom-shape draw:style-name="gr20" svg:width="0.17cm" svg:height="0.396cm" svg:x="0.018cm" svg:y="0.023cm"><text:p/><draw:enhanced-geometry draw:type="0"/></draw:custom-shape></draw:g><draw:g draw:style-name="gr2"><draw:custom-shape draw:style-name="gr11" svg:width="0.175cm" svg:height="0.399cm" svg:x="14.932cm" svg:y="0.021cm"><text:p/><draw:enhanced-geometry draw:type="0"/></draw:custom-shape></draw:g><draw:g draw:style-name="gr2"><draw:custom-shape draw:style-name="gr12" svg:width="14.747cm" svg:height="0.399cm" svg:x="0.187cm" svg:y="0.021cm"><text:p/><draw:enhanced-geometry draw:type="0"/></draw:custom-shape></draw:g><draw:g draw:style-name="gr2"><draw:custom-shape draw:style-name="gr8" svg:width="15.089cm" svg:height="0.004cm" svg:x="0.018cm" svg:y="0.014cm"><text:p/><draw:enhanced-geometry draw:type="0"/></draw:custom-shape></draw:g><draw:g draw:style-name="gr2"><draw:custom-shape draw:style-name="gr6" svg:width="15.089cm" svg:height="0.004cm" svg:x="0.018cm" svg:y="0.432cm"><text:p/><draw:enhanced-geometry draw:type="0"/></draw:custom-shape></draw:g><draw:g draw:style-name="gr2"><draw:custom-shape draw:style-name="gr17" svg:width="0.004cm" svg:height="0.853cm" svg:x="0.009cm" svg:y="0.009cm"><text:p/><draw:enhanced-geometry draw:type="0"/></draw:custom-shape></draw:g><draw:g draw:style-name="gr2"><draw:custom-shape draw:style-name="gr6" svg:width="15.089cm" svg:height="0.004cm" svg:x="0.018cm" svg:y="0.85cm"><text:p/><draw:enhanced-geometry draw:type="0"/></draw:custom-shape></draw:g><draw:g draw:style-name="gr2"><draw:custom-shape draw:style-name="gr18" svg:width="0.004cm" svg:height="0.853cm" svg:x="15.111cm" svg:y="0.009cm"><text:p/><draw:enhanced-geometry draw:type="0"/></draw:custom-shape></draw:g></draw:g>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P33"><text:span text:style-name="T1">TERMO</text:span><text:span text:style-name="T3"> </text:span><text:span text:style-name="T1">DE</text:span><text:span text:style-name="T4"> </text:span><text:span text:style-name="T1">ABERTURA</text:span><text:span text:style-name="T5"> </text:span><text:span text:style-name="T1">DO</text:span><text:span text:style-name="T5"> </text:span><text:span text:style-name="T1">PROJETO</text:span></text:p>
            </table:table-cell>
            <table:table-cell table:style-name="Tabela1.B1" office:value-type="string">
              <text:p text:style-name="P37"><text:span text:style-name="T17">DATA</text:span></text:p>
            </table:table-cell>
            <table:table-cell table:style-name="Tabela1.C1" office:value-type="string">
              <text:p text:style-name="P38"><text:span text:style-name="T17">VERSÃO</text:span></text:p>
            </table:table-cell>
          </table:table-row>
          <table:table-row table:style-name="Tabela1.2">
            <table:covered-table-cell/>
            <table:table-cell table:style-name="Tabela1.B2" office:value-type="string">
              <text:p text:style-name="P5"><text:span text:style-name="T103">01/09/2014</text:span></text:p>
            </table:table-cell>
            <table:table-cell table:style-name="Tabela1.C2" office:value-type="string">
              <text:p text:style-name="P5"><text:span text:style-name="T103">1.0</text:span></text:p>
            </table:table-cell>
          </table:table-row>
        </table:table>
        <text:p text:style-name="P9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table:number-columns-spanned="2" office:value-type="string">
              <text:p text:style-name="P34"><text:span text:style-name="T17">INFORMAÇÕES SOBRE O</text:span><text:span text:style-name="T30"> </text:span><text:span text:style-name="T17">DOCUMENTO</text:span></text:p>
            </table:table-cell>
            <table:covered-table-cell/>
          </table:table-row>
          <table:table-row table:style-name="Tabela2.2">
            <table:table-cell table:style-name="Tabela2.A2" office:value-type="string">
              <text:p text:style-name="P34"><text:span text:style-name="T18">Nome do</text:span><text:span text:style-name="T31"> </text:span><text:span text:style-name="T18">projeto:</text:span></text:p>
            </table:table-cell>
            <table:table-cell table:style-name="Tabela2.B2" office:value-type="string">
              <text:p text:style-name="Standard"><text:span text:style-name="T103">Cantina</text:span></text:p>
            </table:table-cell>
          </table:table-row>
          <table:table-row table:style-name="Tabela2.3">
            <table:table-cell table:style-name="Tabela2.A3" office:value-type="string">
              <text:p text:style-name="P34"><text:span text:style-name="T18">Gerente:</text:span></text:p>
            </table:table-cell>
            <table:table-cell table:style-name="Tabela2.B3" office:value-type="string">
              <text:p text:style-name="Standard"><text:span text:style-name="T103">Adriano Casarim Duarte</text:span></text:p>
            </table:table-cell>
          </table:table-row>
          <table:table-row table:style-name="Tabela2.3">
            <table:table-cell table:style-name="Tabela2.A4" office:value-type="string">
              <text:p text:style-name="P36"><text:span text:style-name="T19">Participantes:</text:span></text:p>
            </table:table-cell>
            <table:table-cell table:style-name="Tabela2.B4" office:value-type="string">
              <text:p text:style-name="Standard"><text:span text:style-name="T103">Eduardo Santi</text:span></text:p>
            </table:table-cell>
          </table:table-row>
          <table:table-row table:style-name="Tabela2.5">
            <table:table-cell table:style-name="Tabela2.A5" table:number-rows-spanned="3" office:value-type="string">
              <text:p text:style-name="P2"/>
            </table:table-cell>
            <table:table-cell table:style-name="Tabela2.B5" office:value-type="string">
              <text:p text:style-name="Standard"><text:span text:style-name="T103">Henrique Schwab Gelatti</text:span></text:p>
            </table:table-cell>
          </table:table-row>
          <table:table-row table:style-name="Tabela2.2">
            <table:covered-table-cell/>
            <table:table-cell table:style-name="Tabela2.B6" office:value-type="string">
              <text:p text:style-name="Standard"><text:span text:style-name="T103">Guilherme Silveira</text:span></text:p>
            </table:table-cell>
          </table:table-row>
          <table:table-row table:style-name="Tabela2.3">
            <table:covered-table-cell/>
            <table:table-cell table:style-name="Tabela2.B7" office:value-type="string">
              <text:p text:style-name="P2"/>
            </table:table-cell>
          </table:table-row>
          <table:table-row table:style-name="Tabela2.3">
            <table:table-cell table:style-name="Tabela2.A8" office:value-type="string">
              <text:p text:style-name="P34"><text:span text:style-name="T18">Data de</text:span><text:span text:style-name="T32"> </text:span><text:span text:style-name="T18">Criação:</text:span></text:p>
            </table:table-cell>
            <table:table-cell table:style-name="Tabela2.B8" office:value-type="string">
              <text:p text:style-name="Standard"><text:span text:style-name="T103">17/08/2014</text:span></text:p>
            </table:table-cell>
          </table:table-row>
          <table:table-row table:style-name="Tabela2.5">
            <table:table-cell table:style-name="Tabela2.A9" office:value-type="string">
              <text:p text:style-name="P34"><text:span text:style-name="T18">Versão</text:span><text:span text:style-name="T34"> </text:span><text:span text:style-name="T18">do</text:span><text:span text:style-name="T35"> </text:span><text:span text:style-name="T18">Documento:</text:span></text:p>
            </table:table-cell>
            <table:table-cell table:style-name="Tabela2.B9" office:value-type="string">
              <text:p text:style-name="Standard"><text:span text:style-name="T103">1.0</text:span></text:p>
            </table:table-cell>
          </table:table-row>
          <table:table-row table:style-name="Tabela2.3">
            <table:table-cell table:style-name="Tabela2.A10" office:value-type="string">
              <text:p text:style-name="P34"><text:span text:style-name="T18">Data desta</text:span><text:span text:style-name="T36"> </text:span><text:span text:style-name="T18">Versão:</text:span></text:p>
            </table:table-cell>
            <table:table-cell table:style-name="Tabela2.B10" office:value-type="string">
              <text:p text:style-name="Standard"><text:span text:style-name="T104">01</text:span><text:span text:style-name="T103">/</text:span><text:span text:style-name="T104">09</text:span><text:span text:style-name="T103">/2014</text:span></text:p>
            </table:table-cell>
          </table:table-row>
        </table:table>
        <text:p text:style-name="P11"/>
        <text:p text:style-name="P12"><text:span text:style-name="T38">D</text:span><text:span text:style-name="T47">E</text:span><text:span text:style-name="T59">S</text:span><text:span text:style-name="T6">I</text:span><text:span text:style-name="T47">G</text:span><text:span text:style-name="T39">N</text:span><text:span text:style-name="T48">A</text:span><text:span text:style-name="T40">Ç</text:span><text:span text:style-name="T48">Ã</text:span><text:span text:style-name="T7">O</text:span></text:p>
        <text:p text:style-name="P16"><text:span text:style-name="T45">Adriano Casarim Duarte</text:span><text:span text:style-name="T105"> </text:span><text:span text:style-name="T46">f</text:span><text:span text:style-name="T56">o</text:span><text:span text:style-name="T20">i</text:span><text:span text:style-name="T65"> </text:span><text:span text:style-name="T57">d</text:span><text:span text:style-name="T46">e</text:span><text:span text:style-name="T66">s</text:span><text:span text:style-name="T20">i</text:span><text:span text:style-name="T57">g</text:span><text:span text:style-name="T72">n</text:span><text:span text:style-name="T21">a</text:span><text:span text:style-name="T57">d</text:span><text:span text:style-name="T21">o</text:span><text:span text:style-name="T74"> </text:span><text:span text:style-name="T66">c</text:span><text:span text:style-name="T73">o</text:span><text:span text:style-name="T63">m</text:span><text:span text:style-name="T21">o</text:span><text:span text:style-name="T74"> </text:span><text:span text:style-name="T57">g</text:span><text:span text:style-name="T46">e</text:span><text:span text:style-name="T56">r</text:span><text:span text:style-name="T46">e</text:span><text:span text:style-name="T64">n</text:span><text:span text:style-name="T46">t</text:span><text:span text:style-name="T21">e</text:span><text:span text:style-name="T65"> </text:span><text:span text:style-name="T57">d</text:span><text:span text:style-name="T21">o</text:span><text:span text:style-name="T74"> </text:span><text:span text:style-name="T57">p</text:span><text:span text:style-name="T46">r</text:span><text:span text:style-name="T56">o</text:span><text:span text:style-name="T20">j</text:span><text:span text:style-name="T56">e</text:span><text:span text:style-name="T46">t</text:span><text:span text:style-name="T21">o</text:span><text:span text:style-name="T75"> </text:span><text:span text:style-name="T20">Cantina.</text:span><text:span text:style-name="T74"> </text:span><text:span text:style-name="T72">V</text:span><text:span text:style-name="T73">o</text:span><text:span text:style-name="T66">c</text:span><text:span text:style-name="T21">ê</text:span><text:span text:style-name="T76"> </text:span><text:span text:style-name="T21">é</text:span><text:span text:style-name="T65"> </text:span><text:span text:style-name="T56">r</text:span><text:span text:style-name="T46">e</text:span><text:span text:style-name="T21">s</text:span><text:span text:style-name="T57">p</text:span><text:span text:style-name="T56">o</text:span><text:span text:style-name="T64">n</text:span><text:span text:style-name="T21">s</text:span><text:span text:style-name="T46">á</text:span><text:span text:style-name="T21">v</text:span><text:span text:style-name="T56">e</text:span><text:span text:style-name="T20">l </text:span><text:span text:style-name="T45">p</text:span><text:span text:style-name="T56">o</text:span><text:span text:style-name="T21">r</text:span><text:span text:style-name="T16"> </text:span><text:span text:style-name="T33"><text:s/></text:span><text:span text:style-name="T21">ass</text:span><text:span text:style-name="T56">e</text:span><text:span text:style-name="T57">g</text:span><text:span text:style-name="T72">u</text:span><text:span text:style-name="T56">r</text:span><text:span text:style-name="T21">ar</text:span><text:span text:style-name="T16"> </text:span><text:span text:style-name="T33"><text:s/></text:span><text:span text:style-name="T57">q</text:span><text:span text:style-name="T72">u</text:span><text:span text:style-name="T21">e</text:span><text:span text:style-name="T16"> </text:span><text:span text:style-name="T33"><text:s/></text:span><text:span text:style-name="T56">o</text:span><text:span text:style-name="T21">s</text:span><text:span text:style-name="T16"> </text:span><text:span text:style-name="T77"><text:s/></text:span><text:span text:style-name="T56">re</text:span><text:span text:style-name="T57">q</text:span><text:span text:style-name="T83">u</text:span><text:span text:style-name="T56">er</text:span><text:span text:style-name="T20">i</text:span><text:span text:style-name="T73">m</text:span><text:span text:style-name="T56">e</text:span><text:span text:style-name="T64">n</text:span><text:span text:style-name="T46">t</text:span><text:span text:style-name="T56">o</text:span><text:span text:style-name="T21">s</text:span><text:span text:style-name="T85"> </text:span><text:span text:style-name="T45">d</text:span><text:span text:style-name="T56">o</text:span><text:span text:style-name="T20">(</text:span><text:span text:style-name="T21">s</text:span><text:span text:style-name="T20">)</text:span><text:span text:style-name="T16"> </text:span><text:span text:style-name="T77"><text:s/></text:span><text:span text:style-name="T66">c</text:span><text:span text:style-name="T20">li</text:span><text:span text:style-name="T56">e</text:span><text:span text:style-name="T72">n</text:span><text:span text:style-name="T56">te</text:span><text:span text:style-name="T20">(</text:span><text:span text:style-name="T21">s</text:span><text:span text:style-name="T20">)</text:span><text:span text:style-name="T16"> </text:span><text:span text:style-name="T86"><text:s/></text:span><text:span text:style-name="T21">s</text:span><text:span text:style-name="T56">e</text:span><text:span text:style-name="T20">j</text:span><text:span text:style-name="T21">am</text:span><text:span text:style-name="T16"> </text:span><text:span text:style-name="T87"><text:s/></text:span><text:span text:style-name="T66">s</text:span><text:span text:style-name="T46">a</text:span><text:span text:style-name="T56">t</text:span><text:span text:style-name="T20">i</text:span><text:span text:style-name="T21">sf</text:span><text:span text:style-name="T56">e</text:span><text:span text:style-name="T20">i</text:span><text:span text:style-name="T46">t</text:span><text:span text:style-name="T56">o</text:span><text:span text:style-name="T21">s</text:span><text:span text:style-name="T85"> </text:span><text:span text:style-name="T21">e</text:span><text:span text:style-name="T16"> </text:span><text:span text:style-name="T86"><text:s/></text:span><text:span text:style-name="T57">q</text:span><text:span text:style-name="T64">u</text:span><text:span text:style-name="T21">e</text:span><text:span text:style-name="T16"> </text:span><text:span text:style-name="T33"><text:s/></text:span><text:span text:style-name="T56">t</text:span><text:span text:style-name="T73">o</text:span><text:span text:style-name="T57">d</text:span><text:span text:style-name="T56">o</text:span><text:span text:style-name="T21">s</text:span><text:span text:style-name="T16"> </text:span><text:span text:style-name="T77"><text:s/></text:span><text:span text:style-name="T56">o</text:span><text:span text:style-name="T21">s</text:span><text:span text:style-name="T16"> </text:span><text:span text:style-name="T77"><text:s/></text:span><text:span text:style-name="T57">p</text:span><text:span text:style-name="T56">ro</text:span><text:span text:style-name="T45">d</text:span><text:span text:style-name="T64">u</text:span><text:span text:style-name="T46">t</text:span><text:span text:style-name="T56">o</text:span><text:span text:style-name="T21">s</text:span><text:span text:style-name="T16"> </text:span><text:span text:style-name="T77"><text:s/></text:span><text:span text:style-name="T21">e s</text:span><text:span text:style-name="T46">e</text:span><text:span text:style-name="T56">r</text:span><text:span text:style-name="T66">v</text:span><text:span text:style-name="T20">i</text:span><text:span text:style-name="T56">ç</text:span><text:span text:style-name="T73">o</text:span><text:span text:style-name="T21">s</text:span><text:span text:style-name="T16"> </text:span><text:span text:style-name="T86"><text:s/></text:span><text:span text:style-name="T66">c</text:span><text:span text:style-name="T73">o</text:span><text:span text:style-name="T56">t</text:span><text:span text:style-name="T21">a</text:span><text:span text:style-name="T45">d</text:span><text:span text:style-name="T56">o</text:span><text:span text:style-name="T21">s</text:span><text:span text:style-name="T16"> </text:span><text:span text:style-name="T77"><text:s/></text:span><text:span text:style-name="T84">o</text:span><text:span text:style-name="T20">u</text:span><text:span text:style-name="T16"> </text:span><text:span text:style-name="T88"><text:s/></text:span><text:span text:style-name="T56">c</text:span><text:span text:style-name="T73">o</text:span><text:span text:style-name="T72">n</text:span><text:span text:style-name="T56">tr</text:span><text:span text:style-name="T46">a</text:span><text:span text:style-name="T56">t</text:span><text:span text:style-name="T21">a</text:span><text:span text:style-name="T57">d</text:span><text:span text:style-name="T73">o</text:span><text:span text:style-name="T21">s</text:span><text:span text:style-name="T16"> </text:span><text:span text:style-name="T77"><text:s/></text:span><text:span text:style-name="T21">s</text:span><text:span text:style-name="T56">e</text:span><text:span text:style-name="T20">j</text:span><text:span text:style-name="T21">am</text:span><text:span text:style-name="T16"> </text:span><text:span text:style-name="T89"><text:s/></text:span><text:span text:style-name="T56">e</text:span><text:span text:style-name="T64">n</text:span><text:span text:style-name="T46">t</text:span><text:span text:style-name="T56">re</text:span><text:span text:style-name="T57">g</text:span><text:span text:style-name="T72">u</text:span><text:span text:style-name="T56">e</text:span><text:span text:style-name="T21">s</text:span><text:span text:style-name="T20">.</text:span><text:span text:style-name="T16"> </text:span><text:span text:style-name="T89"><text:s/></text:span><text:span text:style-name="T72">V</text:span><text:span text:style-name="T56">oc</text:span><text:span text:style-name="T21">ê</text:span><text:span text:style-name="T16"> </text:span><text:span text:style-name="T86"><text:s/></text:span><text:span text:style-name="T21">é</text:span><text:span text:style-name="T16"> </text:span><text:span text:style-name="T86"><text:s/></text:span><text:span text:style-name="T56">r</text:span><text:span text:style-name="T46">e</text:span><text:span text:style-name="T66">s</text:span><text:span text:style-name="T45">p</text:span><text:span text:style-name="T56">o</text:span><text:span text:style-name="T64">n</text:span><text:span text:style-name="T21">sáv</text:span><text:span text:style-name="T56">e</text:span><text:span text:style-name="T20">l</text:span><text:span text:style-name="T16"> </text:span><text:span text:style-name="T86"><text:s/></text:span><text:span text:style-name="T57">p</text:span><text:span text:style-name="T56">e</text:span><text:span text:style-name="T20">l</text:span><text:span text:style-name="T21">o</text:span><text:span text:style-name="T16"> </text:span><text:span text:style-name="T87"><text:s/></text:span><text:span text:style-name="T21">s</text:span><text:span text:style-name="T72">u</text:span><text:span text:style-name="T46">c</text:span><text:span text:style-name="T56">e</text:span><text:span text:style-name="T21">sso</text:span><text:span text:style-name="T16"> </text:span><text:span text:style-name="T87"><text:s/></text:span><text:span text:style-name="T57">d</text:span><text:span text:style-name="T21">o</text:span><text:span text:style-name="T16"> </text:span><text:span text:style-name="T87"><text:s/></text:span><text:span text:style-name="T57">p</text:span><text:span text:style-name="T56">r</text:span><text:span text:style-name="T73">o</text:span><text:span text:style-name="T67">j</text:span><text:span text:style-name="T46">e</text:span><text:span text:style-name="T56">t</text:span><text:span text:style-name="T21">o</text:span><text:span text:style-name="T16"> </text:span><text:span text:style-name="T87"><text:s/></text:span><text:span text:style-name="T21">e </text:span><text:span text:style-name="T46">e</text:span><text:span text:style-name="T21">s</text:span><text:span text:style-name="T56">t</text:span><text:span text:style-name="T21">a</text:span><text:span text:style-name="T56">r</text:span><text:span text:style-name="T21">á</text:span><text:span text:style-name="T16"> </text:span><text:span text:style-name="T44"><text:s/></text:span><text:span text:style-name="T56">tr</text:span><text:span text:style-name="T46">a</text:span><text:span text:style-name="T57">b</text:span><text:span text:style-name="T21">a</text:span><text:span text:style-name="T20">l</text:span><text:span text:style-name="T64">h</text:span><text:span text:style-name="T46">a</text:span><text:span text:style-name="T64">n</text:span><text:span text:style-name="T57">d</text:span><text:span text:style-name="T21">o</text:span><text:span text:style-name="T16"> </text:span><text:span text:style-name="T71"><text:s/></text:span><text:span text:style-name="T57">p</text:span><text:span text:style-name="T56">ró</text:span><text:span text:style-name="T21">x</text:span><text:span text:style-name="T20">i</text:span><text:span text:style-name="T73">m</text:span><text:span text:style-name="T21">o</text:span><text:span text:style-name="T16"> </text:span><text:span text:style-name="T71"><text:s/></text:span><text:span text:style-name="T21">a</text:span><text:span text:style-name="T56">o</text:span><text:span text:style-name="T21">s</text:span><text:span text:style-name="T16"> <text:s/></text:span><text:span text:style-name="T57">g</text:span><text:span text:style-name="T46">e</text:span><text:span text:style-name="T56">r</text:span><text:span text:style-name="T46">e</text:span><text:span text:style-name="T72">n</text:span><text:span text:style-name="T56">te</text:span><text:span text:style-name="T21">s</text:span><text:span text:style-name="T16"> <text:s/></text:span><text:span text:style-name="T21">f</text:span><text:span text:style-name="T72">un</text:span><text:span text:style-name="T56">c</text:span><text:span text:style-name="T63">i</text:span><text:span text:style-name="T84">o</text:span><text:span text:style-name="T64">n</text:span><text:span text:style-name="T21">a</text:span><text:span text:style-name="T20">i</text:span><text:span text:style-name="T21">s</text:span><text:span text:style-name="T16"> </text:span><text:span text:style-name="T82"><text:s/></text:span><text:span text:style-name="T56">a</text:span><text:span text:style-name="T57">p</text:span><text:span text:style-name="T46">r</text:span><text:span text:style-name="T56">o</text:span><text:span text:style-name="T57">p</text:span><text:span text:style-name="T56">r</text:span><text:span text:style-name="T20">i</text:span><text:span text:style-name="T46">a</text:span><text:span text:style-name="T57">d</text:span><text:span text:style-name="T56">o</text:span><text:span text:style-name="T21">s</text:span><text:span text:style-name="T16"> <text:s/></text:span><text:span text:style-name="T57">p</text:span><text:span text:style-name="T21">a</text:span><text:span text:style-name="T46">r</text:span><text:span text:style-name="T21">a</text:span><text:span text:style-name="T16"> <text:s/></text:span><text:span text:style-name="T21">ass</text:span><text:span text:style-name="T56">e</text:span><text:span text:style-name="T45">g</text:span><text:span text:style-name="T83">u</text:span><text:span text:style-name="T56">r</text:span><text:span text:style-name="T21">ar</text:span><text:span text:style-name="T16"> </text:span><text:span text:style-name="T55"><text:s/></text:span><text:span text:style-name="T45">q</text:span><text:span text:style-name="T64">u</text:span><text:span text:style-name="T21">e</text:span><text:span text:style-name="T16"> <text:s/></text:span><text:span text:style-name="T46">t</text:span><text:span text:style-name="T56">o</text:span><text:span text:style-name="T57">d</text:span><text:span text:style-name="T73">o</text:span><text:span text:style-name="T21">s</text:span><text:span text:style-name="T16"> <text:s/></text:span><text:span text:style-name="T56">o</text:span><text:span text:style-name="T21">s </text:span><text:span text:style-name="T73">o</text:span><text:span text:style-name="T57">b</text:span><text:span text:style-name="T20">j</text:span><text:span text:style-name="T56">et</text:span><text:span text:style-name="T20">i</text:span><text:span text:style-name="T21">v</text:span><text:span text:style-name="T73">o</text:span><text:span text:style-name="T21">s</text:span><text:span text:style-name="T71"> </text:span><text:span text:style-name="T57">d</text:span><text:span text:style-name="T21">o</text:span><text:span text:style-name="T44"> </text:span><text:span text:style-name="T57">p</text:span><text:span text:style-name="T46">r</text:span><text:span text:style-name="T73">o</text:span><text:span text:style-name="T67">j</text:span><text:span text:style-name="T46">e</text:span><text:span text:style-name="T56">t</text:span><text:span text:style-name="T21">o</text:span><text:span text:style-name="T44"> </text:span><text:span text:style-name="T21">s</text:span><text:span text:style-name="T56">e</text:span><text:span text:style-name="T20">j</text:span><text:span text:style-name="T21">am</text:span><text:span text:style-name="T93"> </text:span><text:span text:style-name="T46">a</text:span><text:span text:style-name="T56">t</text:span><text:span text:style-name="T20">i</text:span><text:span text:style-name="T64">n</text:span><text:span text:style-name="T57">g</text:span><text:span text:style-name="T20">i</text:span><text:span text:style-name="T57">d</text:span><text:span text:style-name="T73">o</text:span><text:span text:style-name="T66">s</text:span><text:span text:style-name="T20">.</text:span></text:p>
        <text:p text:style-name="P17"/>
        <text:p text:style-name="P1"/>
        <text:p text:style-name="P12"><text:span text:style-name="T79">R</text:span><text:span text:style-name="T47">E</text:span><text:span text:style-name="T59">S</text:span><text:span text:style-name="T49">P</text:span><text:span text:style-name="T50">O</text:span><text:span text:style-name="T91">N</text:span><text:span text:style-name="T48">SA</text:span><text:span text:style-name="T69">B</text:span><text:span text:style-name="T60">I</text:span><text:span text:style-name="T8">L</text:span><text:span text:style-name="T6">I</text:span><text:span text:style-name="T38">D</text:span><text:span text:style-name="T48">A</text:span><text:span text:style-name="T38">D</text:span><text:span text:style-name="T47">ES</text:span></text:p>
        <text:p text:style-name="P21"><text:span text:style-name="T21">O gerente de projeto será responsável por:</text:span></text:p>
        <text:p text:style-name="P22"/>
        <text:list xml:id="list30407751" text:style-name="WWNum6">
          <text:list-item>
            <text:p text:style-name="P30"><text:span text:style-name="T20">Garantir que os objetivos do projeto sejam alcançados, para a satisfação do cliente.</text:span></text:p>
          </text:list-item>
          <text:list-item>
            <text:p text:style-name="P30"><text:span text:style-name="T20">Assegurar-se de que o prazo seja comprido, que não exceda o orçamento.</text:span></text:p>
          </text:list-item>
          <text:list-item>
            <text:p text:style-name="P30"><text:span text:style-name="T20">Garantir que todos os stakeholders realizem suas tarefas de acordo com o contrato.</text:span></text:p>
          </text:list-item>
          <text:list-item>
            <text:p text:style-name="P30"><text:span text:style-name="T20">Reportar formalmente o status do projeto à gerencia.</text:span></text:p>
          </text:list-item>
        </text:list>
        <text:p text:style-name="P23"/>
        <text:p text:style-name="P18"/>
        <text:p text:style-name="P10"/>
        <text:p text:style-name="P12"><text:span text:style-name="T48">A</text:span><text:span text:style-name="T9">U</text:span><text:span text:style-name="T10">T</text:span><text:span text:style-name="T50">O</text:span><text:span text:style-name="T79">R</text:span><text:span text:style-name="T60">I</text:span><text:span text:style-name="T92">D</text:span><text:span text:style-name="T95">A</text:span><text:span text:style-name="T47">D</text:span><text:span text:style-name="T11">E</text:span></text:p>
        <text:p text:style-name="P24"><text:span text:style-name="T21">D</text:span><text:span text:style-name="T56">e</text:span><text:span text:style-name="T21">s</text:span><text:span text:style-name="T56">cr</text:span><text:span text:style-name="T46">e</text:span><text:span text:style-name="T66">v</text:span><text:span text:style-name="T56">e</text:span><text:span text:style-name="T21">r</text:span><text:span text:style-name="T82"> </text:span><text:span text:style-name="T21">a</text:span><text:span text:style-name="T94">q</text:span><text:span text:style-name="T64">u</text:span><text:span text:style-name="T20">i</text:span><text:span text:style-name="T71"> </text:span><text:span text:style-name="T21">a</text:span><text:span text:style-name="T82"> </text:span><text:span text:style-name="T21">a</text:span><text:span text:style-name="T72">u</text:span><text:span text:style-name="T56">tor</text:span><text:span text:style-name="T20">i</text:span><text:span text:style-name="T57">d</text:span><text:span text:style-name="T46">a</text:span><text:span text:style-name="T45">d</text:span><text:span text:style-name="T21">e</text:span><text:span text:style-name="T82"> </text:span><text:span text:style-name="T57">d</text:span><text:span text:style-name="T21">o</text:span><text:span text:style-name="T44"> </text:span><text:span text:style-name="T57">g</text:span><text:span text:style-name="T56">e</text:span><text:span text:style-name="T46">r</text:span><text:span text:style-name="T56">e</text:span><text:span text:style-name="T64">n</text:span><text:span text:style-name="T46">t</text:span><text:span text:style-name="T21">e</text:span><text:span text:style-name="T71"> </text:span><text:span text:style-name="T45">d</text:span><text:span text:style-name="T21">e</text:span><text:span text:style-name="T71"> </text:span><text:span text:style-name="T45">p</text:span><text:span text:style-name="T56">ro</text:span><text:span text:style-name="T20">j</text:span><text:span text:style-name="T56">et</text:span><text:span text:style-name="T73">o</text:span><text:span text:style-name="T20">. </text:span></text:p>
        <text:p text:style-name="P25"/>
        <text:list xml:id="list30379186" text:style-name="WWNum7">
          <text:list-item>
            <text:p text:style-name="P31"><text:span text:style-name="T20">Se necessário, ou quando houver necessidade, substituir um membro da equipe.</text:span></text:p>
          </text:list-item>
          <text:list-item>
            <text:p text:style-name="P31"><text:soft-page-break/><text:span text:style-name="T20">Dirigir as atividades da equipe.</text:span></text:p>
          </text:list-item>
          <text:list-item>
            <text:p text:style-name="P31"><text:span text:style-name="T20">Controlar o orçamento do projeto.</text:span></text:p>
          </text:list-item>
          <text:list-item>
            <text:p text:style-name="P31"><text:span text:style-name="T20">Acessar o contato com o cliente para todos os assuntos relativos ao projeto.</text:span></text:p>
          </text:list-item>
        </text:list>
        <text:p text:style-name="P25"/>
        <text:p text:style-name="P19"/>
      </text:section>
      <text:p text:style-name="P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rows-spanned="2" office:value-type="string">
            <text:p text:style-name="P33"><text:span text:style-name="T1">TERMO</text:span><text:span text:style-name="T3"> </text:span><text:span text:style-name="T1">DE</text:span><text:span text:style-name="T4"> </text:span><text:span text:style-name="T1">ABERTURA</text:span><text:span text:style-name="T5"> </text:span><text:span text:style-name="T1">DO</text:span><text:span text:style-name="T5"> </text:span><text:span text:style-name="T1">PROJETO</text:span></text:p>
          </table:table-cell>
          <table:table-cell table:style-name="Tabela3.B1" office:value-type="string">
            <text:p text:style-name="P37"><text:span text:style-name="T17">DATA</text:span></text:p>
          </table:table-cell>
          <table:table-cell table:style-name="Tabela3.C1" office:value-type="string">
            <text:p text:style-name="P38"><text:span text:style-name="T17">VERSÃO</text:span></text:p>
          </table:table-cell>
        </table:table-row>
        <table:table-row table:style-name="Tabela3.2">
          <table:covered-table-cell/>
          <table:table-cell table:style-name="Tabela3.B2" office:value-type="string">
            <text:p text:style-name="P5"><text:span text:style-name="T103">01/09/2014</text:span></text:p>
          </table:table-cell>
          <table:table-cell table:style-name="Tabela3.C2" office:value-type="string">
            <text:p text:style-name="P5"><text:span text:style-name="T103">1.0</text:span></text:p>
          </table:table-cell>
        </table:table-row>
      </table:table>
      <text:p text:style-name="P9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p text:style-name="P34"><text:span text:style-name="T17">ESCOPO</text:span></text:p>
          </table:table-cell>
          <table:covered-table-cell/>
        </table:table-row>
        <table:table-row table:style-name="Tabela4.2">
          <table:table-cell table:style-name="Tabela4.A2" office:value-type="string">
            <text:p text:style-name="P34"><text:span text:style-name="T18">OBJETIVO</text:span></text:p>
            <text:p text:style-name="P39"><text:span text:style-name="T22">Desenvolver uma aplicação que gerencie as vendas de uma cantina.</text:span></text:p>
          </table:table-cell>
          <table:table-cell table:style-name="Tabela4.B2" office:value-type="string">
            <text:p text:style-name="P40"><text:span text:style-name="T17">META</text:span><text:span text:style-name="T17">S</text:span></text:p>
            <text:p text:style-name="P41"><text:span text:style-name="T23">Diminuir o tempo de atendimento da cantina e aprimorar controle de estoque, satisfazendo assim o cliente.</text:span></text:p>
          </table:table-cell>
        </table:table-row>
        <table:table-row table:style-name="Tabela4.3">
          <table:table-cell table:style-name="Tabela4.A3" office:value-type="string">
            <text:p text:style-name="P34"><text:span text:style-name="T18">PREMISSAS</text:span></text:p>
            <text:p text:style-name="P42"><text:span text:style-name="T22">Equipe de programação tem contato diário.</text:span></text:p>
            <text:p text:style-name="P42"><text:span text:style-name="T22">A equipe tem total conhecimento das linguagens de programação abordadas neste projeto.</text:span></text:p>
            <text:p text:style-name="P42"><text:span text:style-name="T22">O projeto será entregue no prazo.</text:span></text:p>
          </table:table-cell>
          <table:table-cell table:style-name="Tabela4.B3" office:value-type="string">
            <text:p text:style-name="P40"><text:span text:style-name="T18">RESTRIÇÕES</text:span></text:p>
            <text:p text:style-name="P43"><text:span text:style-name="T22">A aplicação usará linguagem java e</text:span><text:bookmark text:name="_GoBack"/><text:span text:style-name="T22"> banco de dados SQL.</text:span></text:p>
            <text:p text:style-name="P44"/>
          </table:table-cell>
        </table:table-row>
        <table:table-row table:style-name="Tabela4.4">
          <table:table-cell table:style-name="Tabela4.A4" table:number-columns-spanned="2" office:value-type="string">
            <text:list xml:id="list30396126" text:style-name="WWNum1">
              <text:list-item>
                <text:p text:style-name="P32"><text:span text:style-name="T99">Normas</text:span><text:span text:style-name="T100"> </text:span><text:span text:style-name="T99">Verificadas</text:span><text:span text:style-name="T101"> </text:span><text:span text:style-name="T118">◻</text:span><text:span text:style-name="T119"> </text:span><text:span text:style-name="T99">Exigências</text:span><text:span text:style-name="T101"> </text:span><text:span text:style-name="T99">Legais</text:span><text:span text:style-name="T100"> </text:span><text:span text:style-name="T99">Verificadas</text:span><text:span text:style-name="T101"> </text:span><text:span text:style-name="T118">◻</text:span><text:span text:style-name="T120"> </text:span><text:span text:style-name="T99">Restrições</text:span><text:span text:style-name="T102"> </text:span><text:span text:style-name="T99">Verificadas</text:span><text:span text:style-name="T102"> </text:span><text:span text:style-name="T118">◻</text:span><text:span text:style-name="T119"> </text:span><text:span text:style-name="T99">Envolvidos</text:span><text:span text:style-name="T101"> </text:span><text:span text:style-name="T99">Comunicados</text:span></text:p>
              </text:list-item>
            </text:list>
          </table:table-cell>
          <table:covered-table-cell/>
        </table:table-row>
      </table:table>
      <text:p text:style-name="P2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table:number-columns-spanned="5" office:value-type="string">
            <text:p text:style-name="P36"><text:span text:style-name="T18">PRAZOS/INVESTIMENT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34"><text:span text:style-name="T18">Fase</text:span></text:p>
          </table:table-cell>
          <table:table-cell table:style-name="Tabela5.B2" office:value-type="string">
            <text:p text:style-name="P34"><text:span text:style-name="T18">Descrição</text:span></text:p>
          </table:table-cell>
          <table:table-cell table:style-name="Tabela5.C2" office:value-type="string">
            <text:p text:style-name="P45"><text:span text:style-name="T18">Custo</text:span><text:span text:style-name="T96"> </text:span><text:span text:style-name="T18">(R$)</text:span></text:p>
          </table:table-cell>
          <table:table-cell table:style-name="Tabela5.D2" office:value-type="string">
            <text:p text:style-name="P46"><text:span text:style-name="T24">Início</text:span></text:p>
          </table:table-cell>
          <table:table-cell table:style-name="Tabela5.E2" office:value-type="string">
            <text:p text:style-name="P47"><text:span text:style-name="T18">Término</text:span></text:p>
          </table:table-cell>
        </table:table-row>
        <table:table-row table:style-name="Tabela5.2">
          <table:table-cell table:style-name="Tabela5.A3" office:value-type="string">
            <text:p text:style-name="P34"><text:span text:style-name="T22">Iniciação</text:span></text:p>
          </table:table-cell>
          <table:table-cell table:style-name="Tabela5.B3" office:value-type="string">
            <text:p text:style-name="P3"><text:span text:style-name="T121">Definição do Gerente de Projeto</text:span></text:p>
          </table:table-cell>
          <table:table-cell table:style-name="Tabela5.C3" office:value-type="string">
            <text:p text:style-name="P3"><text:span text:style-name="T121">0,00</text:span></text:p>
          </table:table-cell>
          <table:table-cell table:style-name="Tabela5.D3" office:value-type="string">
            <text:p text:style-name="P3"><text:span text:style-name="T121">17/08/2014</text:span></text:p>
          </table:table-cell>
          <table:table-cell table:style-name="Tabela5.E3" office:value-type="string">
            <text:p text:style-name="P3"><text:span text:style-name="T121">17/08/2014</text:span></text:p>
          </table:table-cell>
        </table:table-row>
        <table:table-row table:style-name="Tabela5.2">
          <table:table-cell table:style-name="Tabela5.A5" office:value-type="string">
            <text:p text:style-name="P34"/>
          </table:table-cell>
          <table:table-cell table:style-name="Tabela5.B5" office:value-type="string">
            <text:p text:style-name="P3"><text:span text:style-name="T121">Elaboração do Plano de Projeto</text:span></text:p>
          </table:table-cell>
          <table:table-cell table:style-name="Tabela5.C5" office:value-type="string">
            <text:p text:style-name="P3"><text:span text:style-name="T121">7.000,00</text:span></text:p>
          </table:table-cell>
          <table:table-cell table:style-name="Tabela5.D5" office:value-type="string">
            <text:p text:style-name="P3"><text:span text:style-name="T121">01/09/2014</text:span></text:p>
          </table:table-cell>
          <table:table-cell table:style-name="Tabela5.E5" office:value-type="string">
            <text:p text:style-name="P3"><text:span text:style-name="T121">01/09/2014</text:span></text:p>
          </table:table-cell>
        </table:table-row>
        <table:table-row table:style-name="Tabela5.2">
          <table:table-cell table:style-name="Tabela5.A5" office:value-type="string">
            <text:p text:style-name="P34"/>
          </table:table-cell>
          <table:table-cell table:style-name="Tabela5.B5" office:value-type="string">
            <text:p text:style-name="P4"><text:span text:style-name="T122">Aprovação do Plano de Projeto</text:span></text:p>
          </table:table-cell>
          <table:table-cell table:style-name="Tabela5.C5" office:value-type="string">
            <text:p text:style-name="P4"><text:span text:style-name="T122">0,00</text:span></text:p>
          </table:table-cell>
          <table:table-cell table:style-name="Tabela5.D5" office:value-type="string">
            <text:p text:style-name="P4"><text:span text:style-name="T122">01/09/2014</text:span></text:p>
          </table:table-cell>
          <table:table-cell table:style-name="Tabela5.E5" office:value-type="string">
            <text:p text:style-name="P4"><text:span text:style-name="T122">01/09/2014</text:span></text:p>
          </table:table-cell>
        </table:table-row>
        <table:table-row table:style-name="Tabela5.2">
          <table:table-cell table:style-name="Tabela5.A6" office:value-type="string">
            <text:p text:style-name="P34"><text:span text:style-name="T22">Planejamento</text:span></text:p>
          </table:table-cell>
          <table:table-cell table:style-name="Tabela5.B6" office:value-type="string">
            <text:p text:style-name="P4"><text:span text:style-name="T122">Análise e Levantamento de Requisitos</text:span></text:p>
          </table:table-cell>
          <table:table-cell table:style-name="Tabela5.C6" office:value-type="string">
            <text:p text:style-name="P4"><text:span text:style-name="T122">3.000,00</text:span></text:p>
          </table:table-cell>
          <table:table-cell table:style-name="Tabela5.D6" office:value-type="string">
            <text:p text:style-name="P4"><text:span text:style-name="T122">01/09/2014</text:span></text:p>
          </table:table-cell>
          <table:table-cell table:style-name="Tabela5.E6" office:value-type="string">
            <text:p text:style-name="P4"><text:span text:style-name="T122">01/09/2014</text:span></text:p>
          </table:table-cell>
        </table:table-row>
        <table:table-row table:style-name="Tabela5.7">
          <table:table-cell table:style-name="Tabela5.A7" office:value-type="string">
            <text:p text:style-name="P34"><text:span text:style-name="T22">Execução</text:span></text:p>
          </table:table-cell>
          <table:table-cell table:style-name="Tabela5.B7" office:value-type="string">
            <text:p text:style-name="P4"><text:span text:style-name="T122">Projeto</text:span></text:p>
          </table:table-cell>
          <table:table-cell table:style-name="Tabela5.C7" office:value-type="string">
            <text:p text:style-name="P4"><text:span text:style-name="T122">8.000,00</text:span></text:p>
          </table:table-cell>
          <table:table-cell table:style-name="Tabela5.D7" office:value-type="string">
            <text:p text:style-name="P4"><text:span text:style-name="T122">08/09/201412</text:span></text:p>
          </table:table-cell>
          <table:table-cell table:style-name="Tabela5.E7" office:value-type="string">
            <text:p text:style-name="P4"><text:span text:style-name="T122">08/12/2014</text:span></text:p>
          </table:table-cell>
        </table:table-row>
        <table:table-row table:style-name="Tabela5.7">
          <table:table-cell table:style-name="Tabela5.A11" office:value-type="string">
            <text:p text:style-name="P34"/>
          </table:table-cell>
          <table:table-cell table:style-name="Tabela5.B11" office:value-type="string">
            <text:p text:style-name="P4"><text:span text:style-name="T122">Implementação</text:span></text:p>
          </table:table-cell>
          <table:table-cell table:style-name="Tabela5.C11" office:value-type="string">
            <text:p text:style-name="P4"><text:span text:style-name="T122">2.000,00</text:span></text:p>
          </table:table-cell>
          <table:table-cell table:style-name="Tabela5.D11" office:value-type="string">
            <text:p text:style-name="P4"><text:span text:style-name="T122">08/09/2014</text:span></text:p>
          </table:table-cell>
          <table:table-cell table:style-name="Tabela5.E11" office:value-type="string">
            <text:p text:style-name="P4"><text:span text:style-name="T122">24/11/2014</text:span></text:p>
          </table:table-cell>
        </table:table-row>
        <table:table-row table:style-name="Tabela5.7">
          <table:table-cell table:style-name="Tabela5.A11" office:value-type="string">
            <text:p text:style-name="P34"/>
          </table:table-cell>
          <table:table-cell table:style-name="Tabela5.B11" office:value-type="string">
            <text:p text:style-name="P4"><text:span text:style-name="T122">Testes</text:span></text:p>
          </table:table-cell>
          <table:table-cell table:style-name="Tabela5.C11" office:value-type="string">
            <text:p text:style-name="P4"><text:span text:style-name="T122">2.500,00</text:span></text:p>
          </table:table-cell>
          <table:table-cell table:style-name="Tabela5.D11" office:value-type="string">
            <text:p text:style-name="P4"><text:span text:style-name="T122">24/11/2014</text:span></text:p>
          </table:table-cell>
          <table:table-cell table:style-name="Tabela5.E11" office:value-type="string">
            <text:p text:style-name="P4"><text:span text:style-name="T122">01/12/2014</text:span></text:p>
          </table:table-cell>
        </table:table-row>
        <table:table-row table:style-name="Tabela5.7">
          <table:table-cell table:style-name="Tabela5.A11" office:value-type="string">
            <text:p text:style-name="P34"/>
          </table:table-cell>
          <table:table-cell table:style-name="Tabela5.B11" office:value-type="string">
            <text:p text:style-name="P4"><text:span text:style-name="T122">Entrega e Implantação</text:span></text:p>
          </table:table-cell>
          <table:table-cell table:style-name="Tabela5.C11" office:value-type="string">
            <text:p text:style-name="P4"><text:span text:style-name="T122">500,00</text:span></text:p>
          </table:table-cell>
          <table:table-cell table:style-name="Tabela5.D11" office:value-type="string">
            <text:p text:style-name="P4"><text:span text:style-name="T122">08/12/2014</text:span></text:p>
          </table:table-cell>
          <table:table-cell table:style-name="Tabela5.E11" office:value-type="string">
            <text:p text:style-name="P4"><text:span text:style-name="T122">08/12/2014</text:span></text:p>
          </table:table-cell>
        </table:table-row>
        <table:table-row table:style-name="Tabela5.7">
          <table:table-cell table:style-name="Tabela5.A11" office:value-type="string">
            <text:p text:style-name="P34"/>
          </table:table-cell>
          <table:table-cell table:style-name="Tabela5.B11" office:value-type="string">
            <text:p text:style-name="P4"><text:span text:style-name="T122">Operação</text:span></text:p>
          </table:table-cell>
          <table:table-cell table:style-name="Tabela5.C11" office:value-type="string">
            <text:p text:style-name="P4"><text:span text:style-name="T122">500,00</text:span></text:p>
          </table:table-cell>
          <table:table-cell table:style-name="Tabela5.D11" office:value-type="string">
            <text:p text:style-name="P4"><text:span text:style-name="T122">08/12/2014</text:span></text:p>
          </table:table-cell>
          <table:table-cell table:style-name="Tabela5.E11" office:value-type="string">
            <text:p text:style-name="P4"><text:span text:style-name="T122">08/12/2014</text:span></text:p>
          </table:table-cell>
        </table:table-row>
        <table:table-row table:style-name="Tabela5.12">
          <table:table-cell table:style-name="Tabela5.A12" office:value-type="string">
            <text:p text:style-name="P34"><text:span text:style-name="T22">Finalização</text:span></text:p>
          </table:table-cell>
          <table:table-cell table:style-name="Tabela5.B12" office:value-type="string">
            <text:p text:style-name="P4"><text:span text:style-name="T122">Lições aprendidas registradas</text:span></text:p>
          </table:table-cell>
          <table:table-cell table:style-name="Tabela5.C12" office:value-type="string">
            <text:p text:style-name="P4"><text:span text:style-name="T122">0,00</text:span></text:p>
          </table:table-cell>
          <table:table-cell table:style-name="Tabela5.D12" office:value-type="string">
            <text:p text:style-name="P4"><text:span text:style-name="T122">01/09/2014</text:span></text:p>
          </table:table-cell>
          <table:table-cell table:style-name="Tabela5.E12" office:value-type="string">
            <text:p text:style-name="P4"><text:span text:style-name="T122">08/12/2014</text:span></text:p>
          </table:table-cell>
        </table:table-row>
        <table:table-row table:style-name="Tabela5.7">
          <table:table-cell table:style-name="Tabela5.A13" table:number-columns-spanned="2" office:value-type="string">
            <text:p text:style-name="P48"><text:span text:style-name="T58">Total</text:span></text:p>
          </table:table-cell>
          <table:covered-table-cell/>
          <table:table-cell table:style-name="Tabela5.C13" office:value-type="string">
            <text:p text:style-name="P3"><text:span text:style-name="T122">23.5</text:span><text:span text:style-name="T121">00,00</text:span></text:p>
          </table:table-cell>
          <table:table-cell table:style-name="Tabela5.D13" table:number-columns-spanned="2" office:value-type="string">
            <text:p text:style-name="P3"><text:span text:style-name="T121">13/12/2014</text:span></text:p>
          </table:table-cell>
          <table:covered-table-cell/>
        </table:table-row>
      </table:table>
      <text:p text:style-name="P27"/>
      <text:p text:style-name="P28"/>
      <text:p text:style-name="P12"><text:span text:style-name="T79">R</text:span><text:span text:style-name="T60">I</text:span><text:span text:style-name="T61">S</text:span><text:span text:style-name="T51">C</text:span><text:span text:style-name="T41">O</text:span><text:span text:style-name="T12">S</text:span></text:p>
      <text:p text:style-name="P13"><text:span text:style-name="T14">A não aceitação do sistema na cantina, falta de energia, problemas técnicos nos equipamentos.</text:span></text:p>
      <text:p text:style-name="P20"/>
      <text:p text:style-name="P29"/>
      <text:p text:style-name="P14"><text:span text:style-name="T51">C</text:span><text:span text:style-name="T50">O</text:span><text:span text:style-name="T80">M</text:span><text:span text:style-name="T54">EN</text:span><text:span text:style-name="T81">T</text:span><text:span text:style-name="T95">Á</text:span><text:span text:style-name="T79">R</text:span><text:span text:style-name="T60">I</text:span><text:span text:style-name="T41">O</text:span><text:span text:style-name="T12">S</text:span></text:p>
      <text:p text:style-name="P15"><text:span text:style-name="T29">O projeto consiste em melhorar o funcionamento das vendas e o gerenciamento de produtos da cantina.</text:span></text:p>
      <text:p text:style-name="P20"/>
      <text:p text:style-name="P6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6"><text:span text:style-name="T18">APROVADO</text:span><text:span text:style-name="T97"> </text:span><text:span text:style-name="T18">POR</text:span></text:p>
          </table:table-cell>
          <table:table-cell table:style-name="Tabela7.B1" office:value-type="string">
            <text:p text:style-name="P53"><text:span text:style-name="T17">DATA</text:span></text:p>
          </table:table-cell>
        </table:table-row>
        <table:table-row table:style-name="Tabela7.2">
          <table:table-cell table:style-name="Tabela7.A2" office:value-type="string">
            <text:p text:style-name="P35"><text:span text:style-name="T27">Adriano Casarim Duarte</text:span></text:p>
          </table:table-cell>
          <table:table-cell table:style-name="Tabela7.B2" office:value-type="string">
            <text:p text:style-name="P4"><text:span text:style-name="T122">01/09/2014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Microsoft New Tai Lue1" svg:font-family="'Microsoft New Tai Lue'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Microsoft New Tai Lue" svg:font-family="'Microsoft New Tai Lu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New Tai Lue2" svg:font-family="'Microsoft New Tai Lue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0.917cm" fo:margin-right="0cm" fo:text-indent="-0.275cm" style:auto-text-indent="false"/>
      <style:text-properties style:font-name="Tahoma" fo:font-size="8.5pt" style:font-name-asian="Tahoma1" style:font-size-asian="8.5pt" style:font-size-complex="8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Default_20_Paragraph_20_Font" style:display-name="Default Paragraph Font" style:family="text"/>
    <style:style style:name="ListLabel_20_1" style:display-name="ListLabel 1" style:family="text">
      <style:text-properties fo:font-size="8.5pt" style:font-name-asian="Microsoft New Tai Lue2" style:font-size-asian="8.5pt" style:font-size-complex="8.5pt" style:text-scale="69%"/>
    </style:style>
    <style:style style:name="ListLabel_20_2" style:display-name="ListLabel 2" style:family="text">
      <style:text-properties fo:color="#ff0000" fo:font-size="9pt" style:font-name-asian="Symbol1" style:font-size-asian="9pt" style:font-size-complex="9pt" style:text-scale="104%"/>
    </style:style>
    <style:style style:name="ListLabel_20_3" style:display-name="ListLabel 3" style:family="text">
      <style:text-properties fo:color="#ff0000" fo:font-size="9.5pt" fo:font-style="italic" style:font-name-asian="Symbol1" style:font-size-asian="9.5pt" style:font-style-asian="italic" style:font-size-complex="9.5pt" style:text-scale="98%"/>
    </style:style>
    <style:style style:name="ListLabel_20_4" style:display-name="ListLabel 4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◻" text:bullet-char="◻">
        <style:list-level-properties text:list-level-position-and-space-mode="label-alignment">
          <style:list-level-label-alignment text:label-followed-by="listtab" fo:text-indent="-0.277cm" fo:margin-left="0.917cm"/>
        </style:list-level-properties>
        <style:text-properties style:font-name="Microsoft New Tai Lue1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77cm" fo:margin-left="2.33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77cm" fo:margin-left="3.75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77cm" fo:margin-left="5.16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77cm" fo:margin-left="6.585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77cm" fo:margin-left="8.00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77cm" fo:margin-left="9.419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77cm" fo:margin-left="10.83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77cm" fo:margin-left="12.25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4cm" fo:margin-left="1.074cm"/>
        </style:list-level-properties>
        <style:text-properties style:font-name="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4cm" fo:margin-left="2.462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4cm" fo:margin-left="3.866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4cm" fo:margin-left="5.27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4cm" fo:margin-left="6.675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4cm" fo:margin-left="8.0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4cm" fo:margin-left="9.48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4cm" fo:margin-left="10.888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4cm" fo:margin-left="12.2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4cm" fo:margin-left="1.074cm"/>
        </style:list-level-properties>
        <style:text-properties style:font-name="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4cm" fo:margin-left="2.462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4cm" fo:margin-left="3.866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4cm" fo:margin-left="5.27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4cm" fo:margin-left="6.675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4cm" fo:margin-left="8.0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4cm" fo:margin-left="9.48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4cm" fo:margin-left="10.888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4cm" fo:margin-left="12.2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323cm" fo:margin-left="1.074cm"/>
        </style:list-level-properties>
        <style:text-properties style:font-name="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323cm" fo:margin-left="2.462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323cm" fo:margin-left="3.866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23cm" fo:margin-left="5.27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23cm" fo:margin-left="6.675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23cm" fo:margin-left="8.0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23cm" fo:margin-left="9.48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23cm" fo:margin-left="10.888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23cm" fo:margin-left="12.2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89cm" fo:margin-left="1.074cm"/>
        </style:list-level-properties>
        <style:text-properties style:font-name="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89cm" fo:margin-left="2.462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89cm" fo:margin-left="3.866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89cm" fo:margin-left="5.27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89cm" fo:margin-left="6.675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89cm" fo:margin-left="8.0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89cm" fo:margin-left="9.48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89cm" fo:margin-left="10.888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89cm" fo:margin-left="12.2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023cm" fo:margin-bottom="0.494cm" fo:margin-left="3.034cm" fo:margin-right="2.716cm" style:writing-mode="lr-tb" style:layout-grid-color="#c0c0c0" style:layout-grid-lines="26423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crosoft Word - Termo de Abertura do Projeto.doc</dc:title>
    <meta:initial-creator>m857009</meta:initial-creator>
    <meta:editing-cycles>4</meta:editing-cycles>
    <meta:creation-date>2014-08-21T16:49:00</meta:creation-date>
    <dc:date>2014-09-01T10:52:54.82</dc:date>
    <meta:editing-duration>PT20S</meta:editing-duration>
    <meta:generator>LibreOffice/3.6$Windows_x86 LibreOffice_project/2ef5aff-a6fb0ff-166bdff-cf087ad-0f1389</meta:generator>
    <meta:document-statistic meta:table-count="6" meta:image-count="0" meta:object-count="0" meta:page-count="3" meta:paragraph-count="112" meta:word-count="406" meta:character-count="2789" meta:non-whitespace-character-count="2467"/>
    <meta:user-defined meta:name="AppVersion">15.0000</meta:user-defined>
    <meta:user-defined meta:name="Created" meta:value-type="date">2009-03-19T00:00:00</meta:user-defined>
    <meta:user-defined meta:name="Creator">PScript5.dll Version 5.2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4-08-2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